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1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Rep1</text:p>
          </table:table-cell>
          <table:table-cell office:value-type="string" calcext:value-type="string">
            <text:p>Rep2</text:p>
          </table:table-cell>
          <table:table-cell office:value-type="string" calcext:value-type="string">
            <text:p>Rep3</text:p>
          </table:table-cell>
          <table:table-cell office:value-type="string" calcext:value-type="string">
            <text:p>percent overlap</text:p>
          </table:table-cell>
          <table:table-cell/>
          <table:table-cell office:value-type="string" calcext:value-type="string">
            <text:p>bases</text:p>
          </table:table-cell>
          <table:table-cell office:value-type="string" calcext:value-type="string">
            <text:p>on_target_bases</text:p>
          </table:table-cell>
          <table:table-cell office:value-type="string" calcext:value-type="string">
            <text:p>off_target_bases</text:p>
          </table:table-cell>
          <table:table-cell office:value-type="string" calcext:value-type="string">
            <text:p>on_target_mapped</text:p>
          </table:table-cell>
          <table:table-cell office:value-type="string" calcext:value-type="string">
            <text:p>off_target_mapped</text:p>
          </table:table-cell>
          <table:table-cell office:value-type="string" calcext:value-type="string">
            <text:p>not_mapped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F-Score_0.5</text:p>
          </table:table-cell>
          <table:table-cell office:value-type="string" calcext:value-type="string">
            <text:p>On/(on+off)</text:p>
          </table:table-cell>
          <table:table-cell office:value-type="string" calcext:value-type="string">
            <text:p>on/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100.thresh_0.001</text:p>
          </table:table-cell>
          <table:table-cell office:value-type="float" office:value="2620101" calcext:value-type="float">
            <text:p>2620101</text:p>
          </table:table-cell>
          <table:table-cell office:value-type="float" office:value="4766274" calcext:value-type="float">
            <text:p>4766274</text:p>
          </table:table-cell>
          <table:table-cell office:value-type="float" office:value="5034164" calcext:value-type="float">
            <text:p>5034164</text:p>
          </table:table-cell>
          <table:table-cell office:value-type="float" office:value="4656381" calcext:value-type="float">
            <text:p>4656381</text:p>
          </table:table-cell>
          <table:table-cell table:formula="of:=100*[.B2]/(AVERAGE([.C2:.E2]))" office:value-type="float" office:value="54.3709027553018" calcext:value-type="float">
            <text:p>54.3709027553</text:p>
          </table:table-cell>
          <table:table-cell office:value-type="string" calcext:value-type="string">
            <text:p>fresh.macs2.l_0100.t_0.001.bed</text:p>
          </table:table-cell>
          <table:table-cell office:value-type="float" office:value="2620101" calcext:value-type="float">
            <text:p>2620101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394253" calcext:value-type="float">
            <text:p>1394253</text:p>
          </table:table-cell>
          <table:table-cell office:value-type="float" office:value="312" calcext:value-type="float">
            <text:p>312</text:p>
          </table:table-cell>
          <table:table-cell table:formula="of:=[.H2]-[.K2]" office:value-type="float" office:value="1225848" calcext:value-type="float">
            <text:p>1225848</text:p>
          </table:table-cell>
          <table:table-cell table:formula="of:=[.K2]/[.I2]" office:value-type="float" office:value="0.0161417714641741" calcext:value-type="float">
            <text:p>0.0161417715</text:p>
          </table:table-cell>
          <table:table-cell table:formula="of:=[.K2]/[.H2]" office:value-type="float" office:value="0.53213711990492" calcext:value-type="float">
            <text:p>0.5321371199</text:p>
          </table:table-cell>
          <table:table-cell table:formula="of:=(1+0.5*0.5)*([.N2]*[.O2]/(0.5*0.5*[.O2]+[.N2]))" office:value-type="float" office:value="0.0719756597504242" calcext:value-type="float">
            <text:p>0.0719756598</text:p>
          </table:table-cell>
          <table:table-cell table:formula="of:=[.K2]/([.K2]+[.L2])" office:value-type="float" office:value="0.9997762743221" calcext:value-type="float">
            <text:p>0.9997762743</text:p>
          </table:table-cell>
          <table:table-cell table:formula="of:=[.K2]/[.H2]" office:value-type="float" office:value="0.53213711990492" calcext:value-type="float">
            <text:p>0.5321371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100.thresh_0.005</text:p>
          </table:table-cell>
          <table:table-cell office:value-type="float" office:value="3606234" calcext:value-type="float">
            <text:p>3606234</text:p>
          </table:table-cell>
          <table:table-cell office:value-type="float" office:value="6981955" calcext:value-type="float">
            <text:p>6981955</text:p>
          </table:table-cell>
          <table:table-cell office:value-type="float" office:value="7418059" calcext:value-type="float">
            <text:p>7418059</text:p>
          </table:table-cell>
          <table:table-cell office:value-type="float" office:value="6728625" calcext:value-type="float">
            <text:p>6728625</text:p>
          </table:table-cell>
          <table:table-cell table:formula="of:=100*[.B3]/(AVERAGE([.C3:.E3]))" office:value-type="float" office:value="51.2039701184728" calcext:value-type="float">
            <text:p>51.2039701185</text:p>
          </table:table-cell>
          <table:table-cell office:value-type="string" calcext:value-type="string">
            <text:p>fresh.macs2.l_0100.t_0.005.bed</text:p>
          </table:table-cell>
          <table:table-cell office:value-type="float" office:value="3606234" calcext:value-type="float">
            <text:p>3606234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155516" calcext:value-type="float">
            <text:p>2155516</text:p>
          </table:table-cell>
          <table:table-cell office:value-type="float" office:value="499" calcext:value-type="float">
            <text:p>499</text:p>
          </table:table-cell>
          <table:table-cell table:formula="of:=[.H3]-[.K3]" office:value-type="float" office:value="1450718" calcext:value-type="float">
            <text:p>1450718</text:p>
          </table:table-cell>
          <table:table-cell table:formula="of:=[.K3]/[.I3]" office:value-type="float" office:value="0.0249551886632991" calcext:value-type="float">
            <text:p>0.0249551887</text:p>
          </table:table-cell>
          <table:table-cell table:formula="of:=[.K3]/[.H3]" office:value-type="float" office:value="0.597719393694364" calcext:value-type="float">
            <text:p>0.5977193937</text:p>
          </table:table-cell>
          <table:table-cell table:formula="of:=(1+0.5*0.5)*([.N3]*[.O3]/(0.5*0.5*[.O3]+[.N3]))" office:value-type="float" office:value="0.106920012222174" calcext:value-type="float">
            <text:p>0.1069200122</text:p>
          </table:table-cell>
          <table:table-cell table:formula="of:=[.K3]/([.K3]+[.L3])" office:value-type="float" office:value="0.999768554485938" calcext:value-type="float">
            <text:p>0.9997685545</text:p>
          </table:table-cell>
          <table:table-cell table:formula="of:=[.K3]/[.H3]" office:value-type="float" office:value="0.597719393694364" calcext:value-type="float">
            <text:p>0.5977193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100.thresh_0.01</text:p>
          </table:table-cell>
          <table:table-cell office:value-type="float" office:value="3606234" calcext:value-type="float">
            <text:p>3606234</text:p>
          </table:table-cell>
          <table:table-cell office:value-type="float" office:value="6981955" calcext:value-type="float">
            <text:p>6981955</text:p>
          </table:table-cell>
          <table:table-cell office:value-type="float" office:value="7418059" calcext:value-type="float">
            <text:p>7418059</text:p>
          </table:table-cell>
          <table:table-cell office:value-type="float" office:value="6728625" calcext:value-type="float">
            <text:p>6728625</text:p>
          </table:table-cell>
          <table:table-cell table:formula="of:=100*[.B4]/(AVERAGE([.C4:.E4]))" office:value-type="float" office:value="51.2039701184728" calcext:value-type="float">
            <text:p>51.2039701185</text:p>
          </table:table-cell>
          <table:table-cell office:value-type="string" calcext:value-type="string">
            <text:p>fresh.macs2.l_0100.t_0.01.bed</text:p>
          </table:table-cell>
          <table:table-cell office:value-type="float" office:value="3606234" calcext:value-type="float">
            <text:p>3606234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155516" calcext:value-type="float">
            <text:p>2155516</text:p>
          </table:table-cell>
          <table:table-cell office:value-type="float" office:value="499" calcext:value-type="float">
            <text:p>499</text:p>
          </table:table-cell>
          <table:table-cell table:formula="of:=[.H4]-[.K4]" office:value-type="float" office:value="1450718" calcext:value-type="float">
            <text:p>1450718</text:p>
          </table:table-cell>
          <table:table-cell table:formula="of:=[.K4]/[.I4]" office:value-type="float" office:value="0.0249551886632991" calcext:value-type="float">
            <text:p>0.0249551887</text:p>
          </table:table-cell>
          <table:table-cell table:formula="of:=[.K4]/[.H4]" office:value-type="float" office:value="0.597719393694364" calcext:value-type="float">
            <text:p>0.5977193937</text:p>
          </table:table-cell>
          <table:table-cell table:formula="of:=(1+0.5*0.5)*([.N4]*[.O4]/(0.5*0.5*[.O4]+[.N4]))" office:value-type="float" office:value="0.106920012222174" calcext:value-type="float">
            <text:p>0.1069200122</text:p>
          </table:table-cell>
          <table:table-cell table:formula="of:=[.K4]/([.K4]+[.L4])" office:value-type="float" office:value="0.999768554485938" calcext:value-type="float">
            <text:p>0.9997685545</text:p>
          </table:table-cell>
          <table:table-cell table:formula="of:=[.K4]/[.H4]" office:value-type="float" office:value="0.597719393694364" calcext:value-type="float">
            <text:p>0.5977193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100.thresh_0.02</text:p>
          </table:table-cell>
          <table:table-cell office:value-type="float" office:value="3606234" calcext:value-type="float">
            <text:p>3606234</text:p>
          </table:table-cell>
          <table:table-cell office:value-type="float" office:value="6981955" calcext:value-type="float">
            <text:p>6981955</text:p>
          </table:table-cell>
          <table:table-cell office:value-type="float" office:value="7418059" calcext:value-type="float">
            <text:p>7418059</text:p>
          </table:table-cell>
          <table:table-cell office:value-type="float" office:value="6728625" calcext:value-type="float">
            <text:p>6728625</text:p>
          </table:table-cell>
          <table:table-cell table:formula="of:=100*[.B5]/(AVERAGE([.C5:.E5]))" office:value-type="float" office:value="51.2039701184728" calcext:value-type="float">
            <text:p>51.2039701185</text:p>
          </table:table-cell>
          <table:table-cell office:value-type="string" calcext:value-type="string">
            <text:p>fresh.macs2.l_0100.t_0.02.bed</text:p>
          </table:table-cell>
          <table:table-cell office:value-type="float" office:value="3606234" calcext:value-type="float">
            <text:p>3606234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155516" calcext:value-type="float">
            <text:p>2155516</text:p>
          </table:table-cell>
          <table:table-cell office:value-type="float" office:value="499" calcext:value-type="float">
            <text:p>499</text:p>
          </table:table-cell>
          <table:table-cell table:formula="of:=[.H5]-[.K5]" office:value-type="float" office:value="1450718" calcext:value-type="float">
            <text:p>1450718</text:p>
          </table:table-cell>
          <table:table-cell table:formula="of:=[.K5]/[.I5]" office:value-type="float" office:value="0.0249551886632991" calcext:value-type="float">
            <text:p>0.0249551887</text:p>
          </table:table-cell>
          <table:table-cell table:formula="of:=[.K5]/[.H5]" office:value-type="float" office:value="0.597719393694364" calcext:value-type="float">
            <text:p>0.5977193937</text:p>
          </table:table-cell>
          <table:table-cell table:formula="of:=(1+0.5*0.5)*([.N5]*[.O5]/(0.5*0.5*[.O5]+[.N5]))" office:value-type="float" office:value="0.106920012222174" calcext:value-type="float">
            <text:p>0.1069200122</text:p>
          </table:table-cell>
          <table:table-cell table:formula="of:=[.K5]/([.K5]+[.L5])" office:value-type="float" office:value="0.999768554485938" calcext:value-type="float">
            <text:p>0.9997685545</text:p>
          </table:table-cell>
          <table:table-cell table:formula="of:=[.K5]/[.H5]" office:value-type="float" office:value="0.597719393694364" calcext:value-type="float">
            <text:p>0.5977193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100.thresh_0.03</text:p>
          </table:table-cell>
          <table:table-cell office:value-type="float" office:value="3866623" calcext:value-type="float">
            <text:p>3866623</text:p>
          </table:table-cell>
          <table:table-cell office:value-type="float" office:value="6981955" calcext:value-type="float">
            <text:p>6981955</text:p>
          </table:table-cell>
          <table:table-cell office:value-type="float" office:value="7418059" calcext:value-type="float">
            <text:p>7418059</text:p>
          </table:table-cell>
          <table:table-cell office:value-type="float" office:value="11262832" calcext:value-type="float">
            <text:p>11262832</text:p>
          </table:table-cell>
          <table:table-cell table:formula="of:=100*[.B6]/(AVERAGE([.C6:.E6]))" office:value-type="float" office:value="45.2010233003775" calcext:value-type="float">
            <text:p>45.2010233004</text:p>
          </table:table-cell>
          <table:table-cell office:value-type="string" calcext:value-type="string">
            <text:p>fresh.macs2.l_0100.t_0.03.bed</text:p>
          </table:table-cell>
          <table:table-cell office:value-type="float" office:value="3866623" calcext:value-type="float">
            <text:p>3866623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423341" calcext:value-type="float">
            <text:p>2423341</text:p>
          </table:table-cell>
          <table:table-cell office:value-type="float" office:value="598" calcext:value-type="float">
            <text:p>598</text:p>
          </table:table-cell>
          <table:table-cell table:formula="of:=[.H6]-[.K6]" office:value-type="float" office:value="1443282" calcext:value-type="float">
            <text:p>1443282</text:p>
          </table:table-cell>
          <table:table-cell table:formula="of:=[.K6]/[.I6]" office:value-type="float" office:value="0.0280558955955362" calcext:value-type="float">
            <text:p>0.0280558956</text:p>
          </table:table-cell>
          <table:table-cell table:formula="of:=[.K6]/[.H6]" office:value-type="float" office:value="0.6267331984525" calcext:value-type="float">
            <text:p>0.6267331985</text:p>
          </table:table-cell>
          <table:table-cell table:formula="of:=(1+0.5*0.5)*([.N6]*[.O6]/(0.5*0.5*[.O6]+[.N6]))" office:value-type="float" office:value="0.11897557230735" calcext:value-type="float">
            <text:p>0.1189755723</text:p>
          </table:table-cell>
          <table:table-cell table:formula="of:=[.K6]/([.K6]+[.L6])" office:value-type="float" office:value="0.999753294121675" calcext:value-type="float">
            <text:p>0.9997532941</text:p>
          </table:table-cell>
          <table:table-cell table:formula="of:=[.K6]/[.H6]" office:value-type="float" office:value="0.6267331984525" calcext:value-type="float">
            <text:p>0.6267331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100.thresh_0.05</text:p>
          </table:table-cell>
          <table:table-cell office:value-type="float" office:value="5267253" calcext:value-type="float">
            <text:p>5267253</text:p>
          </table:table-cell>
          <table:table-cell office:value-type="float" office:value="11980663" calcext:value-type="float">
            <text:p>11980663</text:p>
          </table:table-cell>
          <table:table-cell office:value-type="float" office:value="13077906" calcext:value-type="float">
            <text:p>13077906</text:p>
          </table:table-cell>
          <table:table-cell office:value-type="float" office:value="11262832" calcext:value-type="float">
            <text:p>11262832</text:p>
          </table:table-cell>
          <table:table-cell table:formula="of:=100*[.B7]/(AVERAGE([.C7:.E7]))" office:value-type="float" office:value="43.5053675379978" calcext:value-type="float">
            <text:p>43.505367538</text:p>
          </table:table-cell>
          <table:table-cell office:value-type="string" calcext:value-type="string">
            <text:p>fresh.macs2.l_0100.t_0.05.bed</text:p>
          </table:table-cell>
          <table:table-cell office:value-type="float" office:value="5267253" calcext:value-type="float">
            <text:p>5267253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3496508" calcext:value-type="float">
            <text:p>3496508</text:p>
          </table:table-cell>
          <table:table-cell office:value-type="float" office:value="3943" calcext:value-type="float">
            <text:p>3943</text:p>
          </table:table-cell>
          <table:table-cell table:formula="of:=[.H7]-[.K7]" office:value-type="float" office:value="1770745" calcext:value-type="float">
            <text:p>1770745</text:p>
          </table:table-cell>
          <table:table-cell table:formula="of:=[.K7]/[.I7]" office:value-type="float" office:value="0.0404803382590223" calcext:value-type="float">
            <text:p>0.0404803383</text:p>
          </table:table-cell>
          <table:table-cell table:formula="of:=[.K7]/[.H7]" office:value-type="float" office:value="0.663820021555828" calcext:value-type="float">
            <text:p>0.6638200216</text:p>
          </table:table-cell>
          <table:table-cell table:formula="of:=(1+0.5*0.5)*([.N7]*[.O7]/(0.5*0.5*[.O7]+[.N7]))" office:value-type="float" office:value="0.162712320361635" calcext:value-type="float">
            <text:p>0.1627123204</text:p>
          </table:table-cell>
          <table:table-cell table:formula="of:=[.K7]/([.K7]+[.L7])" office:value-type="float" office:value="0.998873573719501" calcext:value-type="float">
            <text:p>0.9988735737</text:p>
          </table:table-cell>
          <table:table-cell table:formula="of:=[.K7]/[.H7]" office:value-type="float" office:value="0.663820021555828" calcext:value-type="float">
            <text:p>0.6638200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100.thresh_0.07</text:p>
          </table:table-cell>
          <table:table-cell office:value-type="float" office:value="5267253" calcext:value-type="float">
            <text:p>5267253</text:p>
          </table:table-cell>
          <table:table-cell office:value-type="float" office:value="11980663" calcext:value-type="float">
            <text:p>11980663</text:p>
          </table:table-cell>
          <table:table-cell office:value-type="float" office:value="13077906" calcext:value-type="float">
            <text:p>13077906</text:p>
          </table:table-cell>
          <table:table-cell office:value-type="float" office:value="11262832" calcext:value-type="float">
            <text:p>11262832</text:p>
          </table:table-cell>
          <table:table-cell table:formula="of:=100*[.B8]/(AVERAGE([.C8:.E8]))" office:value-type="float" office:value="43.5053675379978" calcext:value-type="float">
            <text:p>43.505367538</text:p>
          </table:table-cell>
          <table:table-cell office:value-type="string" calcext:value-type="string">
            <text:p>fresh.macs2.l_0100.t_0.07.bed</text:p>
          </table:table-cell>
          <table:table-cell office:value-type="float" office:value="5267253" calcext:value-type="float">
            <text:p>5267253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3496508" calcext:value-type="float">
            <text:p>3496508</text:p>
          </table:table-cell>
          <table:table-cell office:value-type="float" office:value="3943" calcext:value-type="float">
            <text:p>3943</text:p>
          </table:table-cell>
          <table:table-cell table:formula="of:=[.H8]-[.K8]" office:value-type="float" office:value="1770745" calcext:value-type="float">
            <text:p>1770745</text:p>
          </table:table-cell>
          <table:table-cell table:formula="of:=[.K8]/[.I8]" office:value-type="float" office:value="0.0404803382590223" calcext:value-type="float">
            <text:p>0.0404803383</text:p>
          </table:table-cell>
          <table:table-cell table:formula="of:=[.K8]/[.H8]" office:value-type="float" office:value="0.663820021555828" calcext:value-type="float">
            <text:p>0.6638200216</text:p>
          </table:table-cell>
          <table:table-cell table:formula="of:=(1+0.5*0.5)*([.N8]*[.O8]/(0.5*0.5*[.O8]+[.N8]))" office:value-type="float" office:value="0.162712320361635" calcext:value-type="float">
            <text:p>0.1627123204</text:p>
          </table:table-cell>
          <table:table-cell table:formula="of:=[.K8]/([.K8]+[.L8])" office:value-type="float" office:value="0.998873573719501" calcext:value-type="float">
            <text:p>0.9988735737</text:p>
          </table:table-cell>
          <table:table-cell table:formula="of:=[.K8]/[.H8]" office:value-type="float" office:value="0.663820021555828" calcext:value-type="float">
            <text:p>0.6638200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100.thresh_0.09</text:p>
          </table:table-cell>
          <table:table-cell office:value-type="float" office:value="5267253" calcext:value-type="float">
            <text:p>5267253</text:p>
          </table:table-cell>
          <table:table-cell office:value-type="float" office:value="11980663" calcext:value-type="float">
            <text:p>11980663</text:p>
          </table:table-cell>
          <table:table-cell office:value-type="float" office:value="13077906" calcext:value-type="float">
            <text:p>13077906</text:p>
          </table:table-cell>
          <table:table-cell office:value-type="float" office:value="11262832" calcext:value-type="float">
            <text:p>11262832</text:p>
          </table:table-cell>
          <table:table-cell table:formula="of:=100*[.B9]/(AVERAGE([.C9:.E9]))" office:value-type="float" office:value="43.5053675379978" calcext:value-type="float">
            <text:p>43.505367538</text:p>
          </table:table-cell>
          <table:table-cell office:value-type="string" calcext:value-type="string">
            <text:p>fresh.macs2.l_0100.t_0.09.bed</text:p>
          </table:table-cell>
          <table:table-cell office:value-type="float" office:value="5267253" calcext:value-type="float">
            <text:p>5267253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3496508" calcext:value-type="float">
            <text:p>3496508</text:p>
          </table:table-cell>
          <table:table-cell office:value-type="float" office:value="3943" calcext:value-type="float">
            <text:p>3943</text:p>
          </table:table-cell>
          <table:table-cell table:formula="of:=[.H9]-[.K9]" office:value-type="float" office:value="1770745" calcext:value-type="float">
            <text:p>1770745</text:p>
          </table:table-cell>
          <table:table-cell table:formula="of:=[.K9]/[.I9]" office:value-type="float" office:value="0.0404803382590223" calcext:value-type="float">
            <text:p>0.0404803383</text:p>
          </table:table-cell>
          <table:table-cell table:formula="of:=[.K9]/[.H9]" office:value-type="float" office:value="0.663820021555828" calcext:value-type="float">
            <text:p>0.6638200216</text:p>
          </table:table-cell>
          <table:table-cell table:formula="of:=(1+0.5*0.5)*([.N9]*[.O9]/(0.5*0.5*[.O9]+[.N9]))" office:value-type="float" office:value="0.162712320361635" calcext:value-type="float">
            <text:p>0.1627123204</text:p>
          </table:table-cell>
          <table:table-cell table:formula="of:=[.K9]/([.K9]+[.L9])" office:value-type="float" office:value="0.998873573719501" calcext:value-type="float">
            <text:p>0.9988735737</text:p>
          </table:table-cell>
          <table:table-cell table:formula="of:=[.K9]/[.H9]" office:value-type="float" office:value="0.663820021555828" calcext:value-type="float">
            <text:p>0.6638200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100.thresh_0.1</text:p>
          </table:table-cell>
          <table:table-cell office:value-type="float" office:value="5267253" calcext:value-type="float">
            <text:p>5267253</text:p>
          </table:table-cell>
          <table:table-cell office:value-type="float" office:value="11980663" calcext:value-type="float">
            <text:p>11980663</text:p>
          </table:table-cell>
          <table:table-cell office:value-type="float" office:value="13077906" calcext:value-type="float">
            <text:p>13077906</text:p>
          </table:table-cell>
          <table:table-cell office:value-type="float" office:value="11262832" calcext:value-type="float">
            <text:p>11262832</text:p>
          </table:table-cell>
          <table:table-cell table:formula="of:=100*[.B10]/(AVERAGE([.C10:.E10]))" office:value-type="float" office:value="43.5053675379978" calcext:value-type="float">
            <text:p>43.505367538</text:p>
          </table:table-cell>
          <table:table-cell office:value-type="string" calcext:value-type="string">
            <text:p>fresh.macs2.l_0100.t_0.1.bed</text:p>
          </table:table-cell>
          <table:table-cell office:value-type="float" office:value="5267253" calcext:value-type="float">
            <text:p>5267253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3496508" calcext:value-type="float">
            <text:p>3496508</text:p>
          </table:table-cell>
          <table:table-cell office:value-type="float" office:value="3943" calcext:value-type="float">
            <text:p>3943</text:p>
          </table:table-cell>
          <table:table-cell table:formula="of:=[.H10]-[.K10]" office:value-type="float" office:value="1770745" calcext:value-type="float">
            <text:p>1770745</text:p>
          </table:table-cell>
          <table:table-cell table:formula="of:=[.K10]/[.I10]" office:value-type="float" office:value="0.0404803382590223" calcext:value-type="float">
            <text:p>0.0404803383</text:p>
          </table:table-cell>
          <table:table-cell table:formula="of:=[.K10]/[.H10]" office:value-type="float" office:value="0.663820021555828" calcext:value-type="float">
            <text:p>0.6638200216</text:p>
          </table:table-cell>
          <table:table-cell table:formula="of:=(1+0.5*0.5)*([.N10]*[.O10]/(0.5*0.5*[.O10]+[.N10]))" office:value-type="float" office:value="0.162712320361635" calcext:value-type="float">
            <text:p>0.1627123204</text:p>
          </table:table-cell>
          <table:table-cell table:formula="of:=[.K10]/([.K10]+[.L10])" office:value-type="float" office:value="0.998873573719501" calcext:value-type="float">
            <text:p>0.9988735737</text:p>
          </table:table-cell>
          <table:table-cell table:formula="of:=[.K10]/[.H10]" office:value-type="float" office:value="0.663820021555828" calcext:value-type="float">
            <text:p>0.6638200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100.thresh_0.5</text:p>
          </table:table-cell>
          <table:table-cell office:value-type="float" office:value="8683856" calcext:value-type="float">
            <text:p>8683856</text:p>
          </table:table-cell>
          <table:table-cell office:value-type="float" office:value="42194943" calcext:value-type="float">
            <text:p>42194943</text:p>
          </table:table-cell>
          <table:table-cell office:value-type="float" office:value="49238610" calcext:value-type="float">
            <text:p>49238610</text:p>
          </table:table-cell>
          <table:table-cell office:value-type="float" office:value="37442021" calcext:value-type="float">
            <text:p>37442021</text:p>
          </table:table-cell>
          <table:table-cell table:formula="of:=100*[.B11]/(AVERAGE([.C11:.E11]))" office:value-type="float" office:value="20.2145117118935" calcext:value-type="float">
            <text:p>20.2145117119</text:p>
          </table:table-cell>
          <table:table-cell office:value-type="string" calcext:value-type="string">
            <text:p>fresh.macs2.l_0100.t_0.5.bed</text:p>
          </table:table-cell>
          <table:table-cell office:value-type="float" office:value="8683856" calcext:value-type="float">
            <text:p>8683856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6296111" calcext:value-type="float">
            <text:p>6296111</text:p>
          </table:table-cell>
          <table:table-cell office:value-type="float" office:value="26173" calcext:value-type="float">
            <text:p>26173</text:p>
          </table:table-cell>
          <table:table-cell table:formula="of:=[.H11]-[.K11]" office:value-type="float" office:value="2387745" calcext:value-type="float">
            <text:p>2387745</text:p>
          </table:table-cell>
          <table:table-cell table:formula="of:=[.K11]/[.I11]" office:value-type="float" office:value="0.0728923551716029" calcext:value-type="float">
            <text:p>0.0728923552</text:p>
          </table:table-cell>
          <table:table-cell table:formula="of:=[.K11]/[.H11]" office:value-type="float" office:value="0.725036320270626" calcext:value-type="float">
            <text:p>0.7250363203</text:p>
          </table:table-cell>
          <table:table-cell table:formula="of:=(1+0.5*0.5)*([.N11]*[.O11]/(0.5*0.5*[.O11]+[.N11]))" office:value-type="float" office:value="0.259931666919988" calcext:value-type="float">
            <text:p>0.2599316669</text:p>
          </table:table-cell>
          <table:table-cell table:formula="of:=[.K11]/([.K11]+[.L11])" office:value-type="float" office:value="0.995860198624421" calcext:value-type="float">
            <text:p>0.9958601986</text:p>
          </table:table-cell>
          <table:table-cell table:formula="of:=[.K11]/[.H11]" office:value-type="float" office:value="0.725036320270626" calcext:value-type="float">
            <text:p>0.7250363203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 calcext:value-type="string">
            <text:p>length_200.thresh_0.001</text:p>
          </table:table-cell>
          <table:table-cell office:value-type="float" office:value="5210090" calcext:value-type="float">
            <text:p>5210090</text:p>
          </table:table-cell>
          <table:table-cell office:value-type="float" office:value="8387916" calcext:value-type="float">
            <text:p>8387916</text:p>
          </table:table-cell>
          <table:table-cell office:value-type="float" office:value="8919728" calcext:value-type="float">
            <text:p>8919728</text:p>
          </table:table-cell>
          <table:table-cell office:value-type="float" office:value="8085289" calcext:value-type="float">
            <text:p>8085289</text:p>
          </table:table-cell>
          <table:table-cell table:formula="of:=100*[.B13]/(AVERAGE([.C13:.E13]))" office:value-type="float" office:value="61.5536220254667" calcext:value-type="float">
            <text:p>61.5536220255</text:p>
          </table:table-cell>
          <table:table-cell office:value-type="string" calcext:value-type="string">
            <text:p>fresh.macs2.l_0200.t_0.001.bed</text:p>
          </table:table-cell>
          <table:table-cell office:value-type="float" office:value="5210090" calcext:value-type="float">
            <text:p>5210090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3956063" calcext:value-type="float">
            <text:p>3956063</text:p>
          </table:table-cell>
          <table:table-cell office:value-type="float" office:value="1789" calcext:value-type="float">
            <text:p>1789</text:p>
          </table:table-cell>
          <table:table-cell table:formula="of:=[.H14]-[.K14]" office:value-type="float" office:value="1395152" calcext:value-type="float">
            <text:p>1395152</text:p>
          </table:table-cell>
          <table:table-cell table:formula="of:=[.K14]/[.I14]" office:value-type="float" office:value="0.0595570867208308" calcext:value-type="float">
            <text:p>0.0595570867</text:p>
          </table:table-cell>
          <table:table-cell table:formula="of:=[.K14]/[.H14]" office:value-type="float" office:value="0.786655183492489" calcext:value-type="float">
            <text:p>0.7866551835</text:p>
          </table:table-cell>
          <table:table-cell table:formula="of:=(1+0.5*0.5)*([.N13]*[.O13]/(0.5*0.5*[.O13]+[.N13]))" office:value-type="float" office:value="0.228566903428888" calcext:value-type="float">
            <text:p>0.2285669034</text:p>
          </table:table-cell>
          <table:table-cell table:formula="of:=[.K14]/([.K14]+[.L14])" office:value-type="float" office:value="0.99905906178847" calcext:value-type="float">
            <text:p>0.9990590618</text:p>
          </table:table-cell>
          <table:table-cell table:formula="of:=[.K14]/[.H14]" office:value-type="float" office:value="0.786655183492489" calcext:value-type="float">
            <text:p>0.7866551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200.thresh_0.005</text:p>
          </table:table-cell>
          <table:table-cell office:value-type="float" office:value="6539423" calcext:value-type="float">
            <text:p>6539423</text:p>
          </table:table-cell>
          <table:table-cell office:value-type="float" office:value="11147576" calcext:value-type="float">
            <text:p>11147576</text:p>
          </table:table-cell>
          <table:table-cell office:value-type="float" office:value="11876444" calcext:value-type="float">
            <text:p>11876444</text:p>
          </table:table-cell>
          <table:table-cell office:value-type="float" office:value="10587585" calcext:value-type="float">
            <text:p>10587585</text:p>
          </table:table-cell>
          <table:table-cell table:formula="of:=100*[.B14]/(AVERAGE([.C14:.E14]))" office:value-type="float" office:value="58.3675459711013" calcext:value-type="float">
            <text:p>58.3675459711</text:p>
          </table:table-cell>
          <table:table-cell office:value-type="string" calcext:value-type="string">
            <text:p>fresh.macs2.l_0200.t_0.005.bed</text:p>
          </table:table-cell>
          <table:table-cell office:value-type="float" office:value="6539423" calcext:value-type="float">
            <text:p>6539423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5144271" calcext:value-type="float">
            <text:p>5144271</text:p>
          </table:table-cell>
          <table:table-cell office:value-type="float" office:value="4845" calcext:value-type="float">
            <text:p>4845</text:p>
          </table:table-cell>
          <table:table-cell table:formula="of:=[.H15]-[.K15]" office:value-type="float" office:value="1395152" calcext:value-type="float">
            <text:p>1395152</text:p>
          </table:table-cell>
          <table:table-cell table:formula="of:=[.K15]/[.I15]" office:value-type="float" office:value="0.0595570867208308" calcext:value-type="float">
            <text:p>0.0595570867</text:p>
          </table:table-cell>
          <table:table-cell table:formula="of:=[.K15]/[.H15]" office:value-type="float" office:value="0.786655183492489" calcext:value-type="float">
            <text:p>0.7866551835</text:p>
          </table:table-cell>
          <table:table-cell table:formula="of:=(1+0.5*0.5)*([.N14]*[.O14]/(0.5*0.5*[.O14]+[.N14]))" office:value-type="float" office:value="0.228566903428888" calcext:value-type="float">
            <text:p>0.2285669034</text:p>
          </table:table-cell>
          <table:table-cell table:formula="of:=[.K15]/([.K15]+[.L15])" office:value-type="float" office:value="0.99905906178847" calcext:value-type="float">
            <text:p>0.9990590618</text:p>
          </table:table-cell>
          <table:table-cell table:formula="of:=[.K15]/[.H15]" office:value-type="float" office:value="0.786655183492489" calcext:value-type="float">
            <text:p>0.7866551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200.thresh_0.01</text:p>
          </table:table-cell>
          <table:table-cell office:value-type="float" office:value="6539423" calcext:value-type="float">
            <text:p>6539423</text:p>
          </table:table-cell>
          <table:table-cell office:value-type="float" office:value="11147576" calcext:value-type="float">
            <text:p>11147576</text:p>
          </table:table-cell>
          <table:table-cell office:value-type="float" office:value="11876444" calcext:value-type="float">
            <text:p>11876444</text:p>
          </table:table-cell>
          <table:table-cell office:value-type="float" office:value="10587585" calcext:value-type="float">
            <text:p>10587585</text:p>
          </table:table-cell>
          <table:table-cell table:formula="of:=100*[.B15]/(AVERAGE([.C15:.E15]))" office:value-type="float" office:value="58.3675459711013" calcext:value-type="float">
            <text:p>58.3675459711</text:p>
          </table:table-cell>
          <table:table-cell office:value-type="string" calcext:value-type="string">
            <text:p>fresh.macs2.l_0200.t_0.01.bed</text:p>
          </table:table-cell>
          <table:table-cell office:value-type="float" office:value="6539423" calcext:value-type="float">
            <text:p>6539423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5144271" calcext:value-type="float">
            <text:p>5144271</text:p>
          </table:table-cell>
          <table:table-cell office:value-type="float" office:value="4845" calcext:value-type="float">
            <text:p>4845</text:p>
          </table:table-cell>
          <table:table-cell table:formula="of:=[.H16]-[.K16]" office:value-type="float" office:value="1424804" calcext:value-type="float">
            <text:p>1424804</text:p>
          </table:table-cell>
          <table:table-cell table:formula="of:=[.K16]/[.I16]" office:value-type="float" office:value="0.0646445036752567" calcext:value-type="float">
            <text:p>0.0646445037</text:p>
          </table:table-cell>
          <table:table-cell table:formula="of:=[.K16]/[.H16]" office:value-type="float" office:value="0.796703518568801" calcext:value-type="float">
            <text:p>0.7967035186</text:p>
          </table:table-cell>
          <table:table-cell table:formula="of:=(1+0.5*0.5)*([.N15]*[.O15]/(0.5*0.5*[.O15]+[.N15]))" office:value-type="float" office:value="0.244022575542606" calcext:value-type="float">
            <text:p>0.2440225755</text:p>
          </table:table-cell>
          <table:table-cell table:formula="of:=[.K16]/([.K16]+[.L16])" office:value-type="float" office:value="0.998908547711904" calcext:value-type="float">
            <text:p>0.9989085477</text:p>
          </table:table-cell>
          <table:table-cell table:formula="of:=[.K16]/[.H16]" office:value-type="float" office:value="0.796703518568801" calcext:value-type="float">
            <text:p>0.7967035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200.thresh_0.02</text:p>
          </table:table-cell>
          <table:table-cell office:value-type="float" office:value="7008503" calcext:value-type="float">
            <text:p>7008503</text:p>
          </table:table-cell>
          <table:table-cell office:value-type="float" office:value="11147576" calcext:value-type="float">
            <text:p>11147576</text:p>
          </table:table-cell>
          <table:table-cell office:value-type="float" office:value="11876444" calcext:value-type="float">
            <text:p>11876444</text:p>
          </table:table-cell>
          <table:table-cell office:value-type="float" office:value="15072016" calcext:value-type="float">
            <text:p>15072016</text:p>
          </table:table-cell>
          <table:table-cell table:formula="of:=100*[.B16]/(AVERAGE([.C16:.E16]))" office:value-type="float" office:value="55.1908051535861" calcext:value-type="float">
            <text:p>55.1908051536</text:p>
          </table:table-cell>
          <table:table-cell office:value-type="string" calcext:value-type="string">
            <text:p>fresh.macs2.l_0200.t_0.02.bed</text:p>
          </table:table-cell>
          <table:table-cell office:value-type="float" office:value="7008503" calcext:value-type="float">
            <text:p>7008503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5583699" calcext:value-type="float">
            <text:p>5583699</text:p>
          </table:table-cell>
          <table:table-cell office:value-type="float" office:value="6101" calcext:value-type="float">
            <text:p>6101</text:p>
          </table:table-cell>
          <table:table-cell table:formula="of:=[.H17]-[.K17]" office:value-type="float" office:value="1636444" calcext:value-type="float">
            <text:p>1636444</text:p>
          </table:table-cell>
          <table:table-cell table:formula="of:=[.K17]/[.I17]" office:value-type="float" office:value="0.0797584138014008" calcext:value-type="float">
            <text:p>0.0797584138</text:p>
          </table:table-cell>
          <table:table-cell table:formula="of:=[.K17]/[.H17]" office:value-type="float" office:value="0.808055584031836" calcext:value-type="float">
            <text:p>0.808055584</text:p>
          </table:table-cell>
          <table:table-cell table:formula="of:=(1+0.5*0.5)*([.N16]*[.O16]/(0.5*0.5*[.O16]+[.N16]))" office:value-type="float" office:value="0.285910065512419" calcext:value-type="float">
            <text:p>0.2859100655</text:p>
          </table:table-cell>
          <table:table-cell table:formula="of:=[.K17]/([.K17]+[.L17])" office:value-type="float" office:value="0.997371630841172" calcext:value-type="float">
            <text:p>0.9973716308</text:p>
          </table:table-cell>
          <table:table-cell table:formula="of:=[.K17]/[.H17]" office:value-type="float" office:value="0.808055584031836" calcext:value-type="float">
            <text:p>0.808055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200.thresh_0.03</text:p>
          </table:table-cell>
          <table:table-cell office:value-type="float" office:value="8525614" calcext:value-type="float">
            <text:p>8525614</text:p>
          </table:table-cell>
          <table:table-cell office:value-type="float" office:value="16108004" calcext:value-type="float">
            <text:p>16108004</text:p>
          </table:table-cell>
          <table:table-cell office:value-type="float" office:value="17573406" calcext:value-type="float">
            <text:p>17573406</text:p>
          </table:table-cell>
          <table:table-cell office:value-type="float" office:value="15072016" calcext:value-type="float">
            <text:p>15072016</text:p>
          </table:table-cell>
          <table:table-cell table:formula="of:=100*[.B17]/(AVERAGE([.C17:.E17]))" office:value-type="float" office:value="52.4616300811352" calcext:value-type="float">
            <text:p>52.4616300811</text:p>
          </table:table-cell>
          <table:table-cell office:value-type="string" calcext:value-type="string">
            <text:p>fresh.macs2.l_0200.t_0.03.bed</text:p>
          </table:table-cell>
          <table:table-cell office:value-type="float" office:value="8525614" calcext:value-type="float">
            <text:p>8525614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6889170" calcext:value-type="float">
            <text:p>6889170</text:p>
          </table:table-cell>
          <table:table-cell office:value-type="float" office:value="18155" calcext:value-type="float">
            <text:p>18155</text:p>
          </table:table-cell>
          <table:table-cell table:formula="of:=[.H18]-[.K18]" office:value-type="float" office:value="1636444" calcext:value-type="float">
            <text:p>1636444</text:p>
          </table:table-cell>
          <table:table-cell table:formula="of:=[.K18]/[.I18]" office:value-type="float" office:value="0.0797584138014008" calcext:value-type="float">
            <text:p>0.0797584138</text:p>
          </table:table-cell>
          <table:table-cell table:formula="of:=[.K18]/[.H18]" office:value-type="float" office:value="0.808055584031836" calcext:value-type="float">
            <text:p>0.808055584</text:p>
          </table:table-cell>
          <table:table-cell table:formula="of:=(1+0.5*0.5)*([.N17]*[.O17]/(0.5*0.5*[.O17]+[.N17]))" office:value-type="float" office:value="0.285910065512419" calcext:value-type="float">
            <text:p>0.2859100655</text:p>
          </table:table-cell>
          <table:table-cell table:formula="of:=[.K18]/([.K18]+[.L18])" office:value-type="float" office:value="0.997371630841172" calcext:value-type="float">
            <text:p>0.9973716308</text:p>
          </table:table-cell>
          <table:table-cell table:formula="of:=[.K18]/[.H18]" office:value-type="float" office:value="0.808055584031836" calcext:value-type="float">
            <text:p>0.808055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200.thresh_0.05</text:p>
          </table:table-cell>
          <table:table-cell office:value-type="float" office:value="8525614" calcext:value-type="float">
            <text:p>8525614</text:p>
          </table:table-cell>
          <table:table-cell office:value-type="float" office:value="16108004" calcext:value-type="float">
            <text:p>16108004</text:p>
          </table:table-cell>
          <table:table-cell office:value-type="float" office:value="17573406" calcext:value-type="float">
            <text:p>17573406</text:p>
          </table:table-cell>
          <table:table-cell office:value-type="float" office:value="15072016" calcext:value-type="float">
            <text:p>15072016</text:p>
          </table:table-cell>
          <table:table-cell table:formula="of:=100*[.B18]/(AVERAGE([.C18:.E18]))" office:value-type="float" office:value="52.4616300811352" calcext:value-type="float">
            <text:p>52.4616300811</text:p>
          </table:table-cell>
          <table:table-cell office:value-type="string" calcext:value-type="string">
            <text:p>fresh.macs2.l_0200.t_0.05.bed</text:p>
          </table:table-cell>
          <table:table-cell office:value-type="float" office:value="8525614" calcext:value-type="float">
            <text:p>8525614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6889170" calcext:value-type="float">
            <text:p>6889170</text:p>
          </table:table-cell>
          <table:table-cell office:value-type="float" office:value="18155" calcext:value-type="float">
            <text:p>18155</text:p>
          </table:table-cell>
          <table:table-cell table:formula="of:=[.H19]-[.K19]" office:value-type="float" office:value="1636444" calcext:value-type="float">
            <text:p>1636444</text:p>
          </table:table-cell>
          <table:table-cell table:formula="of:=[.K19]/[.I19]" office:value-type="float" office:value="0.0797584138014008" calcext:value-type="float">
            <text:p>0.0797584138</text:p>
          </table:table-cell>
          <table:table-cell table:formula="of:=[.K19]/[.H19]" office:value-type="float" office:value="0.808055584031836" calcext:value-type="float">
            <text:p>0.808055584</text:p>
          </table:table-cell>
          <table:table-cell table:formula="of:=(1+0.5*0.5)*([.N18]*[.O18]/(0.5*0.5*[.O18]+[.N18]))" office:value-type="float" office:value="0.285910065512419" calcext:value-type="float">
            <text:p>0.2859100655</text:p>
          </table:table-cell>
          <table:table-cell table:formula="of:=[.K19]/([.K19]+[.L19])" office:value-type="float" office:value="0.997371630841172" calcext:value-type="float">
            <text:p>0.9973716308</text:p>
          </table:table-cell>
          <table:table-cell table:formula="of:=[.K19]/[.H19]" office:value-type="float" office:value="0.808055584031836" calcext:value-type="float">
            <text:p>0.808055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200.thresh_0.07</text:p>
          </table:table-cell>
          <table:table-cell office:value-type="float" office:value="8525614" calcext:value-type="float">
            <text:p>8525614</text:p>
          </table:table-cell>
          <table:table-cell office:value-type="float" office:value="16108004" calcext:value-type="float">
            <text:p>16108004</text:p>
          </table:table-cell>
          <table:table-cell office:value-type="float" office:value="17573406" calcext:value-type="float">
            <text:p>17573406</text:p>
          </table:table-cell>
          <table:table-cell office:value-type="float" office:value="15072016" calcext:value-type="float">
            <text:p>15072016</text:p>
          </table:table-cell>
          <table:table-cell table:formula="of:=100*[.B19]/(AVERAGE([.C19:.E19]))" office:value-type="float" office:value="52.4616300811352" calcext:value-type="float">
            <text:p>52.4616300811</text:p>
          </table:table-cell>
          <table:table-cell office:value-type="string" calcext:value-type="string">
            <text:p>fresh.macs2.l_0200.t_0.07.bed</text:p>
          </table:table-cell>
          <table:table-cell office:value-type="float" office:value="8525614" calcext:value-type="float">
            <text:p>8525614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6889170" calcext:value-type="float">
            <text:p>6889170</text:p>
          </table:table-cell>
          <table:table-cell office:value-type="float" office:value="18155" calcext:value-type="float">
            <text:p>18155</text:p>
          </table:table-cell>
          <table:table-cell table:formula="of:=[.H20]-[.K20]" office:value-type="float" office:value="1636444" calcext:value-type="float">
            <text:p>1636444</text:p>
          </table:table-cell>
          <table:table-cell table:formula="of:=[.K20]/[.I20]" office:value-type="float" office:value="0.0797584138014008" calcext:value-type="float">
            <text:p>0.0797584138</text:p>
          </table:table-cell>
          <table:table-cell table:formula="of:=[.K20]/[.H20]" office:value-type="float" office:value="0.808055584031836" calcext:value-type="float">
            <text:p>0.808055584</text:p>
          </table:table-cell>
          <table:table-cell table:formula="of:=(1+0.5*0.5)*([.N19]*[.O19]/(0.5*0.5*[.O19]+[.N19]))" office:value-type="float" office:value="0.285910065512419" calcext:value-type="float">
            <text:p>0.2859100655</text:p>
          </table:table-cell>
          <table:table-cell table:formula="of:=[.K20]/([.K20]+[.L20])" office:value-type="float" office:value="0.997371630841172" calcext:value-type="float">
            <text:p>0.9973716308</text:p>
          </table:table-cell>
          <table:table-cell table:formula="of:=[.K20]/[.H20]" office:value-type="float" office:value="0.808055584031836" calcext:value-type="float">
            <text:p>0.808055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200.thresh_0.09</text:p>
          </table:table-cell>
          <table:table-cell office:value-type="float" office:value="8525614" calcext:value-type="float">
            <text:p>8525614</text:p>
          </table:table-cell>
          <table:table-cell office:value-type="float" office:value="16108004" calcext:value-type="float">
            <text:p>16108004</text:p>
          </table:table-cell>
          <table:table-cell office:value-type="float" office:value="17573406" calcext:value-type="float">
            <text:p>17573406</text:p>
          </table:table-cell>
          <table:table-cell office:value-type="float" office:value="15072016" calcext:value-type="float">
            <text:p>15072016</text:p>
          </table:table-cell>
          <table:table-cell table:formula="of:=100*[.B20]/(AVERAGE([.C20:.E20]))" office:value-type="float" office:value="52.4616300811352" calcext:value-type="float">
            <text:p>52.4616300811</text:p>
          </table:table-cell>
          <table:table-cell office:value-type="string" calcext:value-type="string">
            <text:p>fresh.macs2.l_0200.t_0.09.bed</text:p>
          </table:table-cell>
          <table:table-cell office:value-type="float" office:value="8525614" calcext:value-type="float">
            <text:p>8525614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6889170" calcext:value-type="float">
            <text:p>6889170</text:p>
          </table:table-cell>
          <table:table-cell office:value-type="float" office:value="18155" calcext:value-type="float">
            <text:p>18155</text:p>
          </table:table-cell>
          <table:table-cell table:formula="of:=[.H21]-[.K21]" office:value-type="float" office:value="1636444" calcext:value-type="float">
            <text:p>1636444</text:p>
          </table:table-cell>
          <table:table-cell table:formula="of:=[.K21]/[.I21]" office:value-type="float" office:value="0.0797584138014008" calcext:value-type="float">
            <text:p>0.0797584138</text:p>
          </table:table-cell>
          <table:table-cell table:formula="of:=[.K21]/[.H21]" office:value-type="float" office:value="0.808055584031836" calcext:value-type="float">
            <text:p>0.808055584</text:p>
          </table:table-cell>
          <table:table-cell table:formula="of:=(1+0.5*0.5)*([.N20]*[.O20]/(0.5*0.5*[.O20]+[.N20]))" office:value-type="float" office:value="0.285910065512419" calcext:value-type="float">
            <text:p>0.2859100655</text:p>
          </table:table-cell>
          <table:table-cell table:formula="of:=[.K21]/([.K21]+[.L21])" office:value-type="float" office:value="0.997371630841172" calcext:value-type="float">
            <text:p>0.9973716308</text:p>
          </table:table-cell>
          <table:table-cell table:formula="of:=[.K21]/[.H21]" office:value-type="float" office:value="0.808055584031836" calcext:value-type="float">
            <text:p>0.808055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200.thresh_0.1</text:p>
          </table:table-cell>
          <table:table-cell office:value-type="float" office:value="8525614" calcext:value-type="float">
            <text:p>8525614</text:p>
          </table:table-cell>
          <table:table-cell office:value-type="float" office:value="16108004" calcext:value-type="float">
            <text:p>16108004</text:p>
          </table:table-cell>
          <table:table-cell office:value-type="float" office:value="17573406" calcext:value-type="float">
            <text:p>17573406</text:p>
          </table:table-cell>
          <table:table-cell office:value-type="float" office:value="15072016" calcext:value-type="float">
            <text:p>15072016</text:p>
          </table:table-cell>
          <table:table-cell table:formula="of:=100*[.B21]/(AVERAGE([.C21:.E21]))" office:value-type="float" office:value="52.4616300811352" calcext:value-type="float">
            <text:p>52.4616300811</text:p>
          </table:table-cell>
          <table:table-cell office:value-type="string" calcext:value-type="string">
            <text:p>fresh.macs2.l_0200.t_0.1.bed</text:p>
          </table:table-cell>
          <table:table-cell office:value-type="float" office:value="8525614" calcext:value-type="float">
            <text:p>8525614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6889170" calcext:value-type="float">
            <text:p>6889170</text:p>
          </table:table-cell>
          <table:table-cell office:value-type="float" office:value="18155" calcext:value-type="float">
            <text:p>18155</text:p>
          </table:table-cell>
          <table:table-cell table:formula="of:=[.H22]-[.K22]" office:value-type="float" office:value="2192282" calcext:value-type="float">
            <text:p>2192282</text:p>
          </table:table-cell>
          <table:table-cell table:formula="of:=[.K22]/[.I22]" office:value-type="float" office:value="0.112510909348053" calcext:value-type="float">
            <text:p>0.1125109093</text:p>
          </table:table-cell>
          <table:table-cell table:formula="of:=[.K22]/[.H22]" office:value-type="float" office:value="0.815936474011424" calcext:value-type="float">
            <text:p>0.815936474</text:p>
          </table:table-cell>
          <table:table-cell table:formula="of:=(1+0.5*0.5)*([.N21]*[.O21]/(0.5*0.5*[.O21]+[.N21]))" office:value-type="float" office:value="0.362571867576519" calcext:value-type="float">
            <text:p>0.3625718676</text:p>
          </table:table-cell>
          <table:table-cell table:formula="of:=[.K22]/([.K22]+[.L22])" office:value-type="float" office:value="0.993666034466417" calcext:value-type="float">
            <text:p>0.9936660345</text:p>
          </table:table-cell>
          <table:table-cell table:formula="of:=[.K22]/[.H22]" office:value-type="float" office:value="0.815936474011424" calcext:value-type="float">
            <text:p>0.815936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200.thresh_0.5</text:p>
          </table:table-cell>
          <table:table-cell office:value-type="float" office:value="11910464" calcext:value-type="float">
            <text:p>11910464</text:p>
          </table:table-cell>
          <table:table-cell office:value-type="float" office:value="30576607" calcext:value-type="float">
            <text:p>30576607</text:p>
          </table:table-cell>
          <table:table-cell office:value-type="float" office:value="35389144" calcext:value-type="float">
            <text:p>35389144</text:p>
          </table:table-cell>
          <table:table-cell office:value-type="float" office:value="27590460" calcext:value-type="float">
            <text:p>27590460</text:p>
          </table:table-cell>
          <table:table-cell table:formula="of:=100*[.B22]/(AVERAGE([.C22:.E22]))" office:value-type="float" office:value="38.192431713593" calcext:value-type="float">
            <text:p>38.1924317136</text:p>
          </table:table-cell>
          <table:table-cell office:value-type="string" calcext:value-type="string">
            <text:p>fresh.macs2.l_0200.t_0.5.bed</text:p>
          </table:table-cell>
          <table:table-cell office:value-type="float" office:value="11910464" calcext:value-type="float">
            <text:p>11910464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9718182" calcext:value-type="float">
            <text:p>9718182</text:p>
          </table:table-cell>
          <table:table-cell office:value-type="float" office:value="61947" calcext:value-type="float">
            <text:p>61947</text:p>
          </table:table-cell>
          <table:table-cell table:formula="of:=[.H24]-[.K24]" office:value-type="float" office:value="1233475" calcext:value-type="float">
            <text:p>1233475</text:p>
          </table:table-cell>
          <table:table-cell table:formula="of:=[.K24]/[.I24]" office:value-type="float" office:value="0.0983716625823278" calcext:value-type="float">
            <text:p>0.0983716626</text:p>
          </table:table-cell>
          <table:table-cell table:formula="of:=[.K24]/[.H24]" office:value-type="float" office:value="0.873234561511671" calcext:value-type="float">
            <text:p>0.8732345615</text:p>
          </table:table-cell>
          <table:table-cell table:formula="of:=(1+0.5*0.5)*([.N22]*[.O22]/(0.5*0.5*[.O22]+[.N22]))" office:value-type="float" office:value="0.339070408063225" calcext:value-type="float">
            <text:p>0.3390704081</text:p>
          </table:table-cell>
          <table:table-cell table:formula="of:=[.K24]/([.K24]+[.L24])" office:value-type="float" office:value="0.997115640868361" calcext:value-type="float">
            <text:p>0.9971156409</text:p>
          </table:table-cell>
          <table:table-cell table:formula="of:=[.K24]/[.H24]" office:value-type="float" office:value="0.873234561511671" calcext:value-type="float">
            <text:p>0.8732345615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 calcext:value-type="string">
            <text:p>length_400.thresh_0.001</text:p>
          </table:table-cell>
          <table:table-cell office:value-type="float" office:value="9730373" calcext:value-type="float">
            <text:p>9730373</text:p>
          </table:table-cell>
          <table:table-cell office:value-type="float" office:value="15755601" calcext:value-type="float">
            <text:p>15755601</text:p>
          </table:table-cell>
          <table:table-cell office:value-type="float" office:value="13912132" calcext:value-type="float">
            <text:p>13912132</text:p>
          </table:table-cell>
          <table:table-cell office:value-type="float" office:value="14813091" calcext:value-type="float">
            <text:p>14813091</text:p>
          </table:table-cell>
          <table:table-cell table:formula="of:=100*[.B24]/(AVERAGE([.C24:.E24]))" office:value-type="float" office:value="65.6262999983993" calcext:value-type="float">
            <text:p>65.6262999984</text:p>
          </table:table-cell>
          <table:table-cell office:value-type="string" calcext:value-type="string">
            <text:p>fresh.macs2.l_0400.t_0.001.bed</text:p>
          </table:table-cell>
          <table:table-cell office:value-type="float" office:value="9730373" calcext:value-type="float">
            <text:p>9730373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8496898" calcext:value-type="float">
            <text:p>8496898</text:p>
          </table:table-cell>
          <table:table-cell office:value-type="float" office:value="24579" calcext:value-type="float">
            <text:p>24579</text:p>
          </table:table-cell>
          <table:table-cell table:formula="of:=[.H26]-[.K26]" office:value-type="float" office:value="1698268" calcext:value-type="float">
            <text:p>1698268</text:p>
          </table:table-cell>
          <table:table-cell table:formula="of:=[.K26]/[.I26]" office:value-type="float" office:value="0.123261450728647" calcext:value-type="float">
            <text:p>0.1232614507</text:p>
          </table:table-cell>
          <table:table-cell table:formula="of:=[.K26]/[.H26]" office:value-type="float" office:value="0.862433093536485" calcext:value-type="float">
            <text:p>0.8624330935</text:p>
          </table:table-cell>
          <table:table-cell table:formula="of:=(1+0.5*0.5)*([.N24]*[.O24]/(0.5*0.5*[.O24]+[.N24]))" office:value-type="float" office:value="0.392129875810055" calcext:value-type="float">
            <text:p>0.3921298758</text:p>
          </table:table-cell>
          <table:table-cell table:formula="of:=[.K26]/([.K26]+[.L26])" office:value-type="float" office:value="0.995092376837193" calcext:value-type="float">
            <text:p>0.9950923768</text:p>
          </table:table-cell>
          <table:table-cell table:formula="of:=[.K26]/[.H26]" office:value-type="float" office:value="0.862433093536485" calcext:value-type="float">
            <text:p>0.8624330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400.thresh_0.005</text:p>
          </table:table-cell>
          <table:table-cell office:value-type="float" office:value="10879737" calcext:value-type="float">
            <text:p>10879737</text:p>
          </table:table-cell>
          <table:table-cell office:value-type="float" office:value="15755601" calcext:value-type="float">
            <text:p>15755601</text:p>
          </table:table-cell>
          <table:table-cell office:value-type="float" office:value="17030245" calcext:value-type="float">
            <text:p>17030245</text:p>
          </table:table-cell>
          <table:table-cell office:value-type="float" office:value="18516295" calcext:value-type="float">
            <text:p>18516295</text:p>
          </table:table-cell>
          <table:table-cell table:formula="of:=100*[.B25]/(AVERAGE([.C25:.E25]))" office:value-type="float" office:value="63.6215377443994" calcext:value-type="float">
            <text:p>63.6215377444</text:p>
          </table:table-cell>
          <table:table-cell office:value-type="string" calcext:value-type="string">
            <text:p>fresh.macs2.l_0400.t_0.005.bed</text:p>
          </table:table-cell>
          <table:table-cell office:value-type="float" office:value="10879737" calcext:value-type="float">
            <text:p>10879737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9467373" calcext:value-type="float">
            <text:p>9467373</text:p>
          </table:table-cell>
          <table:table-cell office:value-type="float" office:value="35836" calcext:value-type="float">
            <text:p>35836</text:p>
          </table:table-cell>
          <table:table-cell table:formula="of:=[.H27]-[.K27]" office:value-type="float" office:value="1698268" calcext:value-type="float">
            <text:p>1698268</text:p>
          </table:table-cell>
          <table:table-cell table:formula="of:=[.K27]/[.I27]" office:value-type="float" office:value="0.123261450728647" calcext:value-type="float">
            <text:p>0.1232614507</text:p>
          </table:table-cell>
          <table:table-cell table:formula="of:=[.K27]/[.H27]" office:value-type="float" office:value="0.862433093536485" calcext:value-type="float">
            <text:p>0.8624330935</text:p>
          </table:table-cell>
          <table:table-cell table:formula="of:=(1+0.5*0.5)*([.N25]*[.O25]/(0.5*0.5*[.O25]+[.N25]))" office:value-type="float" office:value="0.392129875810055" calcext:value-type="float">
            <text:p>0.3921298758</text:p>
          </table:table-cell>
          <table:table-cell table:formula="of:=[.K27]/([.K27]+[.L27])" office:value-type="float" office:value="0.995092376837193" calcext:value-type="float">
            <text:p>0.9950923768</text:p>
          </table:table-cell>
          <table:table-cell table:formula="of:=[.K27]/[.H27]" office:value-type="float" office:value="0.862433093536485" calcext:value-type="float">
            <text:p>0.8624330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400.thresh_0.01</text:p>
          </table:table-cell>
          <table:table-cell office:value-type="float" office:value="12345033" calcext:value-type="float">
            <text:p>12345033</text:p>
          </table:table-cell>
          <table:table-cell office:value-type="float" office:value="19826731" calcext:value-type="float">
            <text:p>19826731</text:p>
          </table:table-cell>
          <table:table-cell office:value-type="float" office:value="21713176" calcext:value-type="float">
            <text:p>21713176</text:p>
          </table:table-cell>
          <table:table-cell office:value-type="float" office:value="18516295" calcext:value-type="float">
            <text:p>18516295</text:p>
          </table:table-cell>
          <table:table-cell table:formula="of:=100*[.B26]/(AVERAGE([.C26:.E26]))" office:value-type="float" office:value="61.6674011453472" calcext:value-type="float">
            <text:p>61.6674011453</text:p>
          </table:table-cell>
          <table:table-cell office:value-type="string" calcext:value-type="string">
            <text:p>fresh.macs2.l_0400.t_0.01.bed</text:p>
          </table:table-cell>
          <table:table-cell office:value-type="float" office:value="12345033" calcext:value-type="float">
            <text:p>12345033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0646765" calcext:value-type="float">
            <text:p>10646765</text:p>
          </table:table-cell>
          <table:table-cell office:value-type="float" office:value="52508" calcext:value-type="float">
            <text:p>52508</text:p>
          </table:table-cell>
          <table:table-cell table:formula="of:=[.H28]-[.K28]" office:value-type="float" office:value="1850026" calcext:value-type="float">
            <text:p>1850026</text:p>
          </table:table-cell>
          <table:table-cell table:formula="of:=[.K28]/[.I28]" office:value-type="float" office:value="0.130616745514675" calcext:value-type="float">
            <text:p>0.1306167455</text:p>
          </table:table-cell>
          <table:table-cell table:formula="of:=[.K28]/[.H28]" office:value-type="float" office:value="0.859121932289926" calcext:value-type="float">
            <text:p>0.8591219323</text:p>
          </table:table-cell>
          <table:table-cell table:formula="of:=(1+0.5*0.5)*([.N26]*[.O26]/(0.5*0.5*[.O26]+[.N26]))" office:value-type="float" office:value="0.406111071211422" calcext:value-type="float">
            <text:p>0.4061110712</text:p>
          </table:table-cell>
          <table:table-cell table:formula="of:=[.K28]/([.K28]+[.L28])" office:value-type="float" office:value="0.994547570534173" calcext:value-type="float">
            <text:p>0.9945475705</text:p>
          </table:table-cell>
          <table:table-cell table:formula="of:=[.K28]/[.H28]" office:value-type="float" office:value="0.859121932289926" calcext:value-type="float">
            <text:p>0.8591219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400.thresh_0.02</text:p>
          </table:table-cell>
          <table:table-cell office:value-type="float" office:value="12345033" calcext:value-type="float">
            <text:p>12345033</text:p>
          </table:table-cell>
          <table:table-cell office:value-type="float" office:value="19826731" calcext:value-type="float">
            <text:p>19826731</text:p>
          </table:table-cell>
          <table:table-cell office:value-type="float" office:value="21713176" calcext:value-type="float">
            <text:p>21713176</text:p>
          </table:table-cell>
          <table:table-cell office:value-type="float" office:value="18516295" calcext:value-type="float">
            <text:p>18516295</text:p>
          </table:table-cell>
          <table:table-cell table:formula="of:=100*[.B27]/(AVERAGE([.C27:.E27]))" office:value-type="float" office:value="61.6674011453472" calcext:value-type="float">
            <text:p>61.6674011453</text:p>
          </table:table-cell>
          <table:table-cell office:value-type="string" calcext:value-type="string">
            <text:p>fresh.macs2.l_0400.t_0.02.bed</text:p>
          </table:table-cell>
          <table:table-cell office:value-type="float" office:value="12345033" calcext:value-type="float">
            <text:p>12345033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0646765" calcext:value-type="float">
            <text:p>10646765</text:p>
          </table:table-cell>
          <table:table-cell office:value-type="float" office:value="52508" calcext:value-type="float">
            <text:p>52508</text:p>
          </table:table-cell>
          <table:table-cell table:formula="of:=[.H29]-[.K29]" office:value-type="float" office:value="2075899" calcext:value-type="float">
            <text:p>2075899</text:p>
          </table:table-cell>
          <table:table-cell table:formula="of:=[.K29]/[.I29]" office:value-type="float" office:value="0.13909943221839" calcext:value-type="float">
            <text:p>0.1390994322</text:p>
          </table:table-cell>
          <table:table-cell table:formula="of:=[.K29]/[.H29]" office:value-type="float" office:value="0.852675708910225" calcext:value-type="float">
            <text:p>0.8526757089</text:p>
          </table:table-cell>
          <table:table-cell table:formula="of:=(1+0.5*0.5)*([.N27]*[.O27]/(0.5*0.5*[.O27]+[.N27]))" office:value-type="float" office:value="0.420867726959541" calcext:value-type="float">
            <text:p>0.420867727</text:p>
          </table:table-cell>
          <table:table-cell table:formula="of:=[.K29]/([.K29]+[.L29])" office:value-type="float" office:value="0.993840638452045" calcext:value-type="float">
            <text:p>0.9938406385</text:p>
          </table:table-cell>
          <table:table-cell table:formula="of:=[.K29]/[.H29]" office:value-type="float" office:value="0.852675708910225" calcext:value-type="float">
            <text:p>0.8526757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400.thresh_0.03</text:p>
          </table:table-cell>
          <table:table-cell office:value-type="float" office:value="13132108" calcext:value-type="float">
            <text:p>13132108</text:p>
          </table:table-cell>
          <table:table-cell office:value-type="float" office:value="19826731" calcext:value-type="float">
            <text:p>19826731</text:p>
          </table:table-cell>
          <table:table-cell office:value-type="float" office:value="21713176" calcext:value-type="float">
            <text:p>21713176</text:p>
          </table:table-cell>
          <table:table-cell office:value-type="float" office:value="24667476" calcext:value-type="float">
            <text:p>24667476</text:p>
          </table:table-cell>
          <table:table-cell table:formula="of:=100*[.B28]/(AVERAGE([.C28:.E28]))" office:value-type="float" office:value="59.5044271724197" calcext:value-type="float">
            <text:p>59.5044271724</text:p>
          </table:table-cell>
          <table:table-cell office:value-type="string" calcext:value-type="string">
            <text:p>fresh.macs2.l_0400.t_0.03.bed</text:p>
          </table:table-cell>
          <table:table-cell office:value-type="float" office:value="13132108" calcext:value-type="float">
            <text:p>13132108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1282082" calcext:value-type="float">
            <text:p>11282082</text:p>
          </table:table-cell>
          <table:table-cell office:value-type="float" office:value="61852" calcext:value-type="float">
            <text:p>61852</text:p>
          </table:table-cell>
          <table:table-cell table:formula="of:=[.H30]-[.K30]" office:value-type="float" office:value="2333191" calcext:value-type="float">
            <text:p>2333191</text:p>
          </table:table-cell>
          <table:table-cell table:formula="of:=[.K30]/[.I30]" office:value-type="float" office:value="0.148710078130521" calcext:value-type="float">
            <text:p>0.1487100781</text:p>
          </table:table-cell>
          <table:table-cell table:formula="of:=[.K30]/[.H30]" office:value-type="float" office:value="0.84627904177422" calcext:value-type="float">
            <text:p>0.8462790418</text:p>
          </table:table-cell>
          <table:table-cell table:formula="of:=(1+0.5*0.5)*([.N28]*[.O28]/(0.5*0.5*[.O28]+[.N28]))" office:value-type="float" office:value="0.436640525461262" calcext:value-type="float">
            <text:p>0.4366405255</text:p>
          </table:table-cell>
          <table:table-cell table:formula="of:=[.K30]/([.K30]+[.L30])" office:value-type="float" office:value="0.992848345567348" calcext:value-type="float">
            <text:p>0.9928483456</text:p>
          </table:table-cell>
          <table:table-cell table:formula="of:=[.K30]/[.H30]" office:value-type="float" office:value="0.84627904177422" calcext:value-type="float">
            <text:p>0.8462790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400.thresh_0.05</text:p>
          </table:table-cell>
          <table:table-cell office:value-type="float" office:value="14090677" calcext:value-type="float">
            <text:p>14090677</text:p>
          </table:table-cell>
          <table:table-cell office:value-type="float" office:value="26766699" calcext:value-type="float">
            <text:p>26766699</text:p>
          </table:table-cell>
          <table:table-cell office:value-type="float" office:value="21713176" calcext:value-type="float">
            <text:p>21713176</text:p>
          </table:table-cell>
          <table:table-cell office:value-type="float" office:value="24667476" calcext:value-type="float">
            <text:p>24667476</text:p>
          </table:table-cell>
          <table:table-cell table:formula="of:=100*[.B29]/(AVERAGE([.C29:.E29]))" office:value-type="float" office:value="57.7902417819615" calcext:value-type="float">
            <text:p>57.790241782</text:p>
          </table:table-cell>
          <table:table-cell office:value-type="string" calcext:value-type="string">
            <text:p>fresh.macs2.l_0400.t_0.05.bed</text:p>
          </table:table-cell>
          <table:table-cell office:value-type="float" office:value="14090677" calcext:value-type="float">
            <text:p>14090677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2014778" calcext:value-type="float">
            <text:p>12014778</text:p>
          </table:table-cell>
          <table:table-cell office:value-type="float" office:value="74462" calcext:value-type="float">
            <text:p>74462</text:p>
          </table:table-cell>
          <table:table-cell table:formula="of:=[.H31]-[.K31]" office:value-type="float" office:value="2333191" calcext:value-type="float">
            <text:p>2333191</text:p>
          </table:table-cell>
          <table:table-cell table:formula="of:=[.K31]/[.I31]" office:value-type="float" office:value="0.148710078130521" calcext:value-type="float">
            <text:p>0.1487100781</text:p>
          </table:table-cell>
          <table:table-cell table:formula="of:=[.K31]/[.H31]" office:value-type="float" office:value="0.84627904177422" calcext:value-type="float">
            <text:p>0.8462790418</text:p>
          </table:table-cell>
          <table:table-cell table:formula="of:=(1+0.5*0.5)*([.N29]*[.O29]/(0.5*0.5*[.O29]+[.N29]))" office:value-type="float" office:value="0.436640525461262" calcext:value-type="float">
            <text:p>0.4366405255</text:p>
          </table:table-cell>
          <table:table-cell table:formula="of:=[.K31]/([.K31]+[.L31])" office:value-type="float" office:value="0.992848345567348" calcext:value-type="float">
            <text:p>0.9928483456</text:p>
          </table:table-cell>
          <table:table-cell table:formula="of:=[.K31]/[.H31]" office:value-type="float" office:value="0.84627904177422" calcext:value-type="float">
            <text:p>0.8462790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400.thresh_0.07</text:p>
          </table:table-cell>
          <table:table-cell office:value-type="float" office:value="15178093" calcext:value-type="float">
            <text:p>15178093</text:p>
          </table:table-cell>
          <table:table-cell office:value-type="float" office:value="26766699" calcext:value-type="float">
            <text:p>26766699</text:p>
          </table:table-cell>
          <table:table-cell office:value-type="float" office:value="30085880" calcext:value-type="float">
            <text:p>30085880</text:p>
          </table:table-cell>
          <table:table-cell office:value-type="float" office:value="24667476" calcext:value-type="float">
            <text:p>24667476</text:p>
          </table:table-cell>
          <table:table-cell table:formula="of:=100*[.B30]/(AVERAGE([.C30:.E30]))" office:value-type="float" office:value="55.8565361615617" calcext:value-type="float">
            <text:p>55.8565361616</text:p>
          </table:table-cell>
          <table:table-cell office:value-type="string" calcext:value-type="string">
            <text:p>fresh.macs2.l_0400.t_0.07.bed</text:p>
          </table:table-cell>
          <table:table-cell office:value-type="float" office:value="15178093" calcext:value-type="float">
            <text:p>15178093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2844902" calcext:value-type="float">
            <text:p>12844902</text:p>
          </table:table-cell>
          <table:table-cell office:value-type="float" office:value="92524" calcext:value-type="float">
            <text:p>92524</text:p>
          </table:table-cell>
          <table:table-cell table:formula="of:=[.H32]-[.K32]" office:value-type="float" office:value="2333191" calcext:value-type="float">
            <text:p>2333191</text:p>
          </table:table-cell>
          <table:table-cell table:formula="of:=[.K32]/[.I32]" office:value-type="float" office:value="0.148710078130521" calcext:value-type="float">
            <text:p>0.1487100781</text:p>
          </table:table-cell>
          <table:table-cell table:formula="of:=[.K32]/[.H32]" office:value-type="float" office:value="0.84627904177422" calcext:value-type="float">
            <text:p>0.8462790418</text:p>
          </table:table-cell>
          <table:table-cell table:formula="of:=(1+0.5*0.5)*([.N30]*[.O30]/(0.5*0.5*[.O30]+[.N30]))" office:value-type="float" office:value="0.436640525461262" calcext:value-type="float">
            <text:p>0.4366405255</text:p>
          </table:table-cell>
          <table:table-cell table:formula="of:=[.K32]/([.K32]+[.L32])" office:value-type="float" office:value="0.992848345567348" calcext:value-type="float">
            <text:p>0.9928483456</text:p>
          </table:table-cell>
          <table:table-cell table:formula="of:=[.K32]/[.H32]" office:value-type="float" office:value="0.84627904177422" calcext:value-type="float">
            <text:p>0.8462790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400.thresh_0.09</text:p>
          </table:table-cell>
          <table:table-cell office:value-type="float" office:value="15178093" calcext:value-type="float">
            <text:p>15178093</text:p>
          </table:table-cell>
          <table:table-cell office:value-type="float" office:value="26766699" calcext:value-type="float">
            <text:p>26766699</text:p>
          </table:table-cell>
          <table:table-cell office:value-type="float" office:value="30085880" calcext:value-type="float">
            <text:p>30085880</text:p>
          </table:table-cell>
          <table:table-cell office:value-type="float" office:value="24667476" calcext:value-type="float">
            <text:p>24667476</text:p>
          </table:table-cell>
          <table:table-cell table:formula="of:=100*[.B31]/(AVERAGE([.C31:.E31]))" office:value-type="float" office:value="55.8565361615617" calcext:value-type="float">
            <text:p>55.8565361616</text:p>
          </table:table-cell>
          <table:table-cell office:value-type="string" calcext:value-type="string">
            <text:p>fresh.macs2.l_0400.t_0.09.bed</text:p>
          </table:table-cell>
          <table:table-cell office:value-type="float" office:value="15178093" calcext:value-type="float">
            <text:p>15178093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2844902" calcext:value-type="float">
            <text:p>12844902</text:p>
          </table:table-cell>
          <table:table-cell office:value-type="float" office:value="92524" calcext:value-type="float">
            <text:p>92524</text:p>
          </table:table-cell>
          <table:table-cell table:formula="of:=[.H33]-[.K33]" office:value-type="float" office:value="4197100" calcext:value-type="float">
            <text:p>4197100</text:p>
          </table:table-cell>
          <table:table-cell table:formula="of:=[.K33]/[.I33]" office:value-type="float" office:value="0.198089112435911" calcext:value-type="float">
            <text:p>0.1980891124</text:p>
          </table:table-cell>
          <table:table-cell table:formula="of:=[.K33]/[.H33]" office:value-type="float" office:value="0.803019072621622" calcext:value-type="float">
            <text:p>0.8030190726</text:p>
          </table:table-cell>
          <table:table-cell table:formula="of:=(1+0.5*0.5)*([.N31]*[.O31]/(0.5*0.5*[.O31]+[.N31]))" office:value-type="float" office:value="0.498532580996646" calcext:value-type="float">
            <text:p>0.498532581</text:p>
          </table:table-cell>
          <table:table-cell table:formula="of:=[.K33]/([.K33]+[.L33])" office:value-type="float" office:value="0.984625774002716" calcext:value-type="float">
            <text:p>0.984625774</text:p>
          </table:table-cell>
          <table:table-cell table:formula="of:=[.K33]/[.H33]" office:value-type="float" office:value="0.803019072621622" calcext:value-type="float">
            <text:p>0.8030190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400.thresh_0.1</text:p>
          </table:table-cell>
          <table:table-cell office:value-type="float" office:value="15178093" calcext:value-type="float">
            <text:p>15178093</text:p>
          </table:table-cell>
          <table:table-cell office:value-type="float" office:value="26766699" calcext:value-type="float">
            <text:p>26766699</text:p>
          </table:table-cell>
          <table:table-cell office:value-type="float" office:value="30085880" calcext:value-type="float">
            <text:p>30085880</text:p>
          </table:table-cell>
          <table:table-cell office:value-type="float" office:value="24667476" calcext:value-type="float">
            <text:p>24667476</text:p>
          </table:table-cell>
          <table:table-cell table:formula="of:=100*[.B32]/(AVERAGE([.C32:.E32]))" office:value-type="float" office:value="55.8565361615617" calcext:value-type="float">
            <text:p>55.8565361616</text:p>
          </table:table-cell>
          <table:table-cell office:value-type="string" calcext:value-type="string">
            <text:p>fresh.macs2.l_0400.t_0.1.bed</text:p>
          </table:table-cell>
          <table:table-cell office:value-type="float" office:value="15178093" calcext:value-type="float">
            <text:p>15178093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2844902" calcext:value-type="float">
            <text:p>12844902</text:p>
          </table:table-cell>
          <table:table-cell office:value-type="float" office:value="92524" calcext:value-type="float">
            <text:p>92524</text:p>
          </table:table-cell>
          <table:table-cell table:formula="of:=[.H35]-[.K35]" office:value-type="float" office:value="1930068" calcext:value-type="float">
            <text:p>1930068</text:p>
          </table:table-cell>
          <table:table-cell table:formula="of:=[.K35]/[.I35]" office:value-type="float" office:value="0.131438552966847" calcext:value-type="float">
            <text:p>0.131438553</text:p>
          </table:table-cell>
          <table:table-cell table:formula="of:=[.K35]/[.H35]" office:value-type="float" office:value="0.854697844650216" calcext:value-type="float">
            <text:p>0.8546978447</text:p>
          </table:table-cell>
          <table:table-cell table:formula="of:=(1+0.5*0.5)*([.N32]*[.O32]/(0.5*0.5*[.O32]+[.N32]))" office:value-type="float" office:value="0.406896593743728" calcext:value-type="float">
            <text:p>0.4068965937</text:p>
          </table:table-cell>
          <table:table-cell table:formula="of:=[.K35]/([.K35]+[.L35])" office:value-type="float" office:value="0.994995254672345" calcext:value-type="float">
            <text:p>0.9949952547</text:p>
          </table:table-cell>
          <table:table-cell table:formula="of:=[.K35]/[.H35]" office:value-type="float" office:value="0.854697844650216" calcext:value-type="float">
            <text:p>0.8546978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400.thresh_0.5</text:p>
          </table:table-cell>
          <table:table-cell office:value-type="float" office:value="21307139" calcext:value-type="float">
            <text:p>21307139</text:p>
          </table:table-cell>
          <table:table-cell office:value-type="float" office:value="42894569" calcext:value-type="float">
            <text:p>42894569</text:p>
          </table:table-cell>
          <table:table-cell office:value-type="float" office:value="50387210" calcext:value-type="float">
            <text:p>50387210</text:p>
          </table:table-cell>
          <table:table-cell office:value-type="float" office:value="87624483" calcext:value-type="float">
            <text:p>87624483</text:p>
          </table:table-cell>
          <table:table-cell table:formula="of:=100*[.B33]/(AVERAGE([.C33:.E33]))" office:value-type="float" office:value="35.3339991072283" calcext:value-type="float">
            <text:p>35.3339991072</text:p>
          </table:table-cell>
          <table:table-cell office:value-type="string" calcext:value-type="string">
            <text:p>fresh.macs2.l_0400.t_0.5.bed</text:p>
          </table:table-cell>
          <table:table-cell office:value-type="float" office:value="21307139" calcext:value-type="float">
            <text:p>21307139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7110039" calcext:value-type="float">
            <text:p>17110039</text:p>
          </table:table-cell>
          <table:table-cell office:value-type="float" office:value="267161" calcext:value-type="float">
            <text:p>267161</text:p>
          </table:table-cell>
          <table:table-cell table:formula="of:=[.H36]-[.K36]" office:value-type="float" office:value="2270876" calcext:value-type="float">
            <text:p>2270876</text:p>
          </table:table-cell>
          <table:table-cell table:formula="of:=[.K36]/[.I36]" office:value-type="float" office:value="0.142455373669541" calcext:value-type="float">
            <text:p>0.1424553737</text:p>
          </table:table-cell>
          <table:table-cell table:formula="of:=[.K36]/[.H36]" office:value-type="float" office:value="0.844199368461856" calcext:value-type="float">
            <text:p>0.8441993685</text:p>
          </table:table-cell>
          <table:table-cell table:formula="of:=(1+0.5*0.5)*([.N33]*[.O33]/(0.5*0.5*[.O33]+[.N33]))" office:value-type="float" office:value="0.425243854672588" calcext:value-type="float">
            <text:p>0.4252438547</text:p>
          </table:table-cell>
          <table:table-cell table:formula="of:=[.K36]/([.K36]+[.L36])" office:value-type="float" office:value="0.993603690610197" calcext:value-type="float">
            <text:p>0.9936036906</text:p>
          </table:table-cell>
          <table:table-cell table:formula="of:=[.K36]/[.H36]" office:value-type="float" office:value="0.844199368461856" calcext:value-type="float">
            <text:p>0.8441993685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 calcext:value-type="string">
            <text:p>length_600.thresh_0.001</text:p>
          </table:table-cell>
          <table:table-cell office:value-type="float" office:value="13283134" calcext:value-type="float">
            <text:p>13283134</text:p>
          </table:table-cell>
          <table:table-cell office:value-type="float" office:value="18460011" calcext:value-type="float">
            <text:p>18460011</text:p>
          </table:table-cell>
          <table:table-cell office:value-type="float" office:value="20126119" calcext:value-type="float">
            <text:p>20126119</text:p>
          </table:table-cell>
          <table:table-cell office:value-type="float" office:value="20446676" calcext:value-type="float">
            <text:p>20446676</text:p>
          </table:table-cell>
          <table:table-cell table:formula="of:=100*[.B35]/(AVERAGE([.C35:.E35]))" office:value-type="float" office:value="67.5038249071203" calcext:value-type="float">
            <text:p>67.5038249071</text:p>
          </table:table-cell>
          <table:table-cell office:value-type="string" calcext:value-type="string">
            <text:p>fresh.macs2.l_0600.t_0.001.bed</text:p>
          </table:table-cell>
          <table:table-cell office:value-type="float" office:value="13283134" calcext:value-type="float">
            <text:p>13283134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1353066" calcext:value-type="float">
            <text:p>11353066</text:p>
          </table:table-cell>
          <table:table-cell office:value-type="float" office:value="57105" calcext:value-type="float">
            <text:p>57105</text:p>
          </table:table-cell>
          <table:table-cell table:formula="of:=[.H38]-[.K38]" office:value-type="float" office:value="2988704" calcext:value-type="float">
            <text:p>2988704</text:p>
          </table:table-cell>
          <table:table-cell table:formula="of:=[.K38]/[.I38]" office:value-type="float" office:value="0.162910094468494" calcext:value-type="float">
            <text:p>0.1629100945</text:p>
          </table:table-cell>
          <table:table-cell table:formula="of:=[.K38]/[.H38]" office:value-type="float" office:value="0.824813619631118" calcext:value-type="float">
            <text:p>0.8248136196</text:p>
          </table:table-cell>
          <table:table-cell table:formula="of:=(1+0.5*0.5)*([.N35]*[.O35]/(0.5*0.5*[.O35]+[.N35]))" office:value-type="float" office:value="0.455044535488625" calcext:value-type="float">
            <text:p>0.4550445355</text:p>
          </table:table-cell>
          <table:table-cell table:formula="of:=[.K38]/([.K38]+[.L38])" office:value-type="float" office:value="0.991695275719905" calcext:value-type="float">
            <text:p>0.9916952757</text:p>
          </table:table-cell>
          <table:table-cell table:formula="of:=[.K38]/[.H38]" office:value-type="float" office:value="0.824813619631118" calcext:value-type="float">
            <text:p>0.8248136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600.thresh_0.005</text:p>
          </table:table-cell>
          <table:table-cell office:value-type="float" office:value="14575525" calcext:value-type="float">
            <text:p>14575525</text:p>
          </table:table-cell>
          <table:table-cell office:value-type="float" office:value="21912822" calcext:value-type="float">
            <text:p>21912822</text:p>
          </table:table-cell>
          <table:table-cell office:value-type="float" office:value="24056056" calcext:value-type="float">
            <text:p>24056056</text:p>
          </table:table-cell>
          <table:table-cell office:value-type="float" office:value="20446676" calcext:value-type="float">
            <text:p>20446676</text:p>
          </table:table-cell>
          <table:table-cell table:formula="of:=100*[.B36]/(AVERAGE([.C36:.E36]))" office:value-type="float" office:value="65.8378532835848" calcext:value-type="float">
            <text:p>65.8378532836</text:p>
          </table:table-cell>
          <table:table-cell office:value-type="string" calcext:value-type="string">
            <text:p>fresh.macs2.l_0600.t_0.005.bed</text:p>
          </table:table-cell>
          <table:table-cell office:value-type="float" office:value="14575525" calcext:value-type="float">
            <text:p>14575525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2304649" calcext:value-type="float">
            <text:p>12304649</text:p>
          </table:table-cell>
          <table:table-cell office:value-type="float" office:value="79211" calcext:value-type="float">
            <text:p>79211</text:p>
          </table:table-cell>
          <table:table-cell table:formula="of:=[.H39]-[.K39]" office:value-type="float" office:value="3336258" calcext:value-type="float">
            <text:p>3336258</text:p>
          </table:table-cell>
          <table:table-cell table:formula="of:=[.K39]/[.I39]" office:value-type="float" office:value="0.170630296122056" calcext:value-type="float">
            <text:p>0.1706302961</text:p>
          </table:table-cell>
          <table:table-cell table:formula="of:=[.K39]/[.H39]" office:value-type="float" office:value="0.815416600897318" calcext:value-type="float">
            <text:p>0.8154166009</text:p>
          </table:table-cell>
          <table:table-cell table:formula="of:=(1+0.5*0.5)*([.N36]*[.O36]/(0.5*0.5*[.O36]+[.N36]))" office:value-type="float" office:value="0.464421077535403" calcext:value-type="float">
            <text:p>0.4644210775</text:p>
          </table:table-cell>
          <table:table-cell table:formula="of:=[.K39]/([.K39]+[.L39])" office:value-type="float" office:value="0.989600588888141" calcext:value-type="float">
            <text:p>0.9896005889</text:p>
          </table:table-cell>
          <table:table-cell table:formula="of:=[.K39]/[.H39]" office:value-type="float" office:value="0.815416600897318" calcext:value-type="float">
            <text:p>0.8154166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600.thresh_0.01</text:p>
          </table:table-cell>
          <table:table-cell office:value-type="float" office:value="16195999" calcext:value-type="float">
            <text:p>16195999</text:p>
          </table:table-cell>
          <table:table-cell office:value-type="float" office:value="26789124" calcext:value-type="float">
            <text:p>26789124</text:p>
          </table:table-cell>
          <table:table-cell office:value-type="float" office:value="24056056" calcext:value-type="float">
            <text:p>24056056</text:p>
          </table:table-cell>
          <table:table-cell office:value-type="float" office:value="24918864" calcext:value-type="float">
            <text:p>24918864</text:p>
          </table:table-cell>
          <table:table-cell table:formula="of:=100*[.B37]/(AVERAGE([.C37:.E37]))" office:value-type="float" office:value="64.1306805111934" calcext:value-type="float">
            <text:p>64.1306805112</text:p>
          </table:table-cell>
          <table:table-cell office:value-type="string" calcext:value-type="string">
            <text:p>fresh.macs2.l_0600.t_0.01.bed</text:p>
          </table:table-cell>
          <table:table-cell office:value-type="float" office:value="16195999" calcext:value-type="float">
            <text:p>16195999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3471592" calcext:value-type="float">
            <text:p>13471592</text:p>
          </table:table-cell>
          <table:table-cell office:value-type="float" office:value="98042" calcext:value-type="float">
            <text:p>98042</text:p>
          </table:table-cell>
          <table:table-cell table:formula="of:=[.H40]-[.K40]" office:value-type="float" office:value="3736467" calcext:value-type="float">
            <text:p>3736467</text:p>
          </table:table-cell>
          <table:table-cell table:formula="of:=[.K40]/[.I40]" office:value-type="float" office:value="0.179565229310953" calcext:value-type="float">
            <text:p>0.1795652293</text:p>
          </table:table-cell>
          <table:table-cell table:formula="of:=[.K40]/[.H40]" office:value-type="float" office:value="0.805862490197567" calcext:value-type="float">
            <text:p>0.8058624902</text:p>
          </table:table-cell>
          <table:table-cell table:formula="of:=(1+0.5*0.5)*([.N37]*[.O37]/(0.5*0.5*[.O37]+[.N37]))" office:value-type="float" office:value="0.474715112106129" calcext:value-type="float">
            <text:p>0.4747151121</text:p>
          </table:table-cell>
          <table:table-cell table:formula="of:=[.K40]/([.K40]+[.L40])" office:value-type="float" office:value="0.987769513759775" calcext:value-type="float">
            <text:p>0.9877695138</text:p>
          </table:table-cell>
          <table:table-cell table:formula="of:=[.K40]/[.H40]" office:value-type="float" office:value="0.805862490197567" calcext:value-type="float">
            <text:p>0.8058624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600.thresh_0.02</text:p>
          </table:table-cell>
          <table:table-cell office:value-type="float" office:value="17060139" calcext:value-type="float">
            <text:p>17060139</text:p>
          </table:table-cell>
          <table:table-cell office:value-type="float" office:value="26789124" calcext:value-type="float">
            <text:p>26789124</text:p>
          </table:table-cell>
          <table:table-cell office:value-type="float" office:value="29917744" calcext:value-type="float">
            <text:p>29917744</text:p>
          </table:table-cell>
          <table:table-cell office:value-type="float" office:value="24918864" calcext:value-type="float">
            <text:p>24918864</text:p>
          </table:table-cell>
          <table:table-cell table:formula="of:=100*[.B38]/(AVERAGE([.C38:.E38]))" office:value-type="float" office:value="62.7013268315928" calcext:value-type="float">
            <text:p>62.7013268316</text:p>
          </table:table-cell>
          <table:table-cell office:value-type="string" calcext:value-type="string">
            <text:p>fresh.macs2.l_0600.t_0.02.bed</text:p>
          </table:table-cell>
          <table:table-cell office:value-type="float" office:value="17060139" calcext:value-type="float">
            <text:p>17060139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4071435" calcext:value-type="float">
            <text:p>14071435</text:p>
          </table:table-cell>
          <table:table-cell office:value-type="float" office:value="117838" calcext:value-type="float">
            <text:p>117838</text:p>
          </table:table-cell>
          <table:table-cell table:formula="of:=[.H41]-[.K41]" office:value-type="float" office:value="4150814" calcext:value-type="float">
            <text:p>4150814</text:p>
          </table:table-cell>
          <table:table-cell table:formula="of:=[.K41]/[.I41]" office:value-type="float" office:value="0.188138126818051" calcext:value-type="float">
            <text:p>0.1881381268</text:p>
          </table:table-cell>
          <table:table-cell table:formula="of:=[.K41]/[.H41]" office:value-type="float" office:value="0.796542010100125" calcext:value-type="float">
            <text:p>0.7965420101</text:p>
          </table:table-cell>
          <table:table-cell table:formula="of:=(1+0.5*0.5)*([.N38]*[.O38]/(0.5*0.5*[.O38]+[.N38]))" office:value-type="float" office:value="0.483701672272149" calcext:value-type="float">
            <text:p>0.4837016723</text:p>
          </table:table-cell>
          <table:table-cell table:formula="of:=[.K41]/([.K41]+[.L41])" office:value-type="float" office:value="0.986575952331141" calcext:value-type="float">
            <text:p>0.9865759523</text:p>
          </table:table-cell>
          <table:table-cell table:formula="of:=[.K41]/[.H41]" office:value-type="float" office:value="0.796542010100125" calcext:value-type="float">
            <text:p>0.7965420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600.thresh_0.03</text:p>
          </table:table-cell>
          <table:table-cell office:value-type="float" office:value="18074529" calcext:value-type="float">
            <text:p>18074529</text:p>
          </table:table-cell>
          <table:table-cell office:value-type="float" office:value="26789124" calcext:value-type="float">
            <text:p>26789124</text:p>
          </table:table-cell>
          <table:table-cell office:value-type="float" office:value="29917744" calcext:value-type="float">
            <text:p>29917744</text:p>
          </table:table-cell>
          <table:table-cell office:value-type="float" office:value="31855947" calcext:value-type="float">
            <text:p>31855947</text:p>
          </table:table-cell>
          <table:table-cell table:formula="of:=100*[.B39]/(AVERAGE([.C39:.E39]))" office:value-type="float" office:value="61.2261331124129" calcext:value-type="float">
            <text:p>61.2261331124</text:p>
          </table:table-cell>
          <table:table-cell office:value-type="string" calcext:value-type="string">
            <text:p>fresh.macs2.l_0600.t_0.03.bed</text:p>
          </table:table-cell>
          <table:table-cell office:value-type="float" office:value="18074529" calcext:value-type="float">
            <text:p>18074529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4738271" calcext:value-type="float">
            <text:p>14738271</text:p>
          </table:table-cell>
          <table:table-cell office:value-type="float" office:value="154880" calcext:value-type="float">
            <text:p>154880</text:p>
          </table:table-cell>
          <table:table-cell table:formula="of:=[.H42]-[.K42]" office:value-type="float" office:value="4150814" calcext:value-type="float">
            <text:p>4150814</text:p>
          </table:table-cell>
          <table:table-cell table:formula="of:=[.K42]/[.I42]" office:value-type="float" office:value="0.188138126818051" calcext:value-type="float">
            <text:p>0.1881381268</text:p>
          </table:table-cell>
          <table:table-cell table:formula="of:=[.K42]/[.H42]" office:value-type="float" office:value="0.796542010100125" calcext:value-type="float">
            <text:p>0.7965420101</text:p>
          </table:table-cell>
          <table:table-cell table:formula="of:=(1+0.5*0.5)*([.N39]*[.O39]/(0.5*0.5*[.O39]+[.N39]))" office:value-type="float" office:value="0.483701672272149" calcext:value-type="float">
            <text:p>0.4837016723</text:p>
          </table:table-cell>
          <table:table-cell table:formula="of:=[.K42]/([.K42]+[.L42])" office:value-type="float" office:value="0.986575952331141" calcext:value-type="float">
            <text:p>0.9865759523</text:p>
          </table:table-cell>
          <table:table-cell table:formula="of:=[.K42]/[.H42]" office:value-type="float" office:value="0.796542010100125" calcext:value-type="float">
            <text:p>0.7965420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600.thresh_0.05</text:p>
          </table:table-cell>
          <table:table-cell office:value-type="float" office:value="19246497" calcext:value-type="float">
            <text:p>19246497</text:p>
          </table:table-cell>
          <table:table-cell office:value-type="float" office:value="34685637" calcext:value-type="float">
            <text:p>34685637</text:p>
          </table:table-cell>
          <table:table-cell office:value-type="float" office:value="29917744" calcext:value-type="float">
            <text:p>29917744</text:p>
          </table:table-cell>
          <table:table-cell office:value-type="float" office:value="31855947" calcext:value-type="float">
            <text:p>31855947</text:p>
          </table:table-cell>
          <table:table-cell table:formula="of:=100*[.B40]/(AVERAGE([.C40:.E40]))" office:value-type="float" office:value="59.8588982498406" calcext:value-type="float">
            <text:p>59.8588982498</text:p>
          </table:table-cell>
          <table:table-cell office:value-type="string" calcext:value-type="string">
            <text:p>fresh.macs2.l_0600.t_0.05.bed</text:p>
          </table:table-cell>
          <table:table-cell office:value-type="float" office:value="19246497" calcext:value-type="float">
            <text:p>19246497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5510030" calcext:value-type="float">
            <text:p>15510030</text:p>
          </table:table-cell>
          <table:table-cell office:value-type="float" office:value="192044" calcext:value-type="float">
            <text:p>192044</text:p>
          </table:table-cell>
          <table:table-cell table:formula="of:=[.H43]-[.K43]" office:value-type="float" office:value="4150814" calcext:value-type="float">
            <text:p>4150814</text:p>
          </table:table-cell>
          <table:table-cell table:formula="of:=[.K43]/[.I43]" office:value-type="float" office:value="0.188138126818051" calcext:value-type="float">
            <text:p>0.1881381268</text:p>
          </table:table-cell>
          <table:table-cell table:formula="of:=[.K43]/[.H43]" office:value-type="float" office:value="0.796542010100125" calcext:value-type="float">
            <text:p>0.7965420101</text:p>
          </table:table-cell>
          <table:table-cell table:formula="of:=(1+0.5*0.5)*([.N40]*[.O40]/(0.5*0.5*[.O40]+[.N40]))" office:value-type="float" office:value="0.483701672272149" calcext:value-type="float">
            <text:p>0.4837016723</text:p>
          </table:table-cell>
          <table:table-cell table:formula="of:=[.K43]/([.K43]+[.L43])" office:value-type="float" office:value="0.986575952331141" calcext:value-type="float">
            <text:p>0.9865759523</text:p>
          </table:table-cell>
          <table:table-cell table:formula="of:=[.K43]/[.H43]" office:value-type="float" office:value="0.796542010100125" calcext:value-type="float">
            <text:p>0.7965420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600.thresh_0.07</text:p>
          </table:table-cell>
          <table:table-cell office:value-type="float" office:value="20401332" calcext:value-type="float">
            <text:p>20401332</text:p>
          </table:table-cell>
          <table:table-cell office:value-type="float" office:value="34685637" calcext:value-type="float">
            <text:p>34685637</text:p>
          </table:table-cell>
          <table:table-cell office:value-type="float" office:value="39394881" calcext:value-type="float">
            <text:p>39394881</text:p>
          </table:table-cell>
          <table:table-cell office:value-type="float" office:value="31855947" calcext:value-type="float">
            <text:p>31855947</text:p>
          </table:table-cell>
          <table:table-cell table:formula="of:=100*[.B41]/(AVERAGE([.C41:.E41]))" office:value-type="float" office:value="57.7742479891131" calcext:value-type="float">
            <text:p>57.7742479891</text:p>
          </table:table-cell>
          <table:table-cell office:value-type="string" calcext:value-type="string">
            <text:p>fresh.macs2.l_0600.t_0.07.bed</text:p>
          </table:table-cell>
          <table:table-cell office:value-type="float" office:value="20401332" calcext:value-type="float">
            <text:p>20401332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6250518" calcext:value-type="float">
            <text:p>16250518</text:p>
          </table:table-cell>
          <table:table-cell office:value-type="float" office:value="221116" calcext:value-type="float">
            <text:p>221116</text:p>
          </table:table-cell>
          <table:table-cell table:formula="of:=[.H44]-[.K44]" office:value-type="float" office:value="10111438" calcext:value-type="float">
            <text:p>10111438</text:p>
          </table:table-cell>
          <table:table-cell table:formula="of:=[.K44]/[.I44]" office:value-type="float" office:value="0.265759267006658" calcext:value-type="float">
            <text:p>0.265759267</text:p>
          </table:table-cell>
          <table:table-cell table:formula="of:=[.K44]/[.H44]" office:value-type="float" office:value="0.694209169529129" calcext:value-type="float">
            <text:p>0.6942091695</text:p>
          </table:table-cell>
          <table:table-cell table:formula="of:=(1+0.5*0.5)*([.N41]*[.O41]/(0.5*0.5*[.O41]+[.N41]))" office:value-type="float" office:value="0.524947830589701" calcext:value-type="float">
            <text:p>0.5249478306</text:p>
          </table:table-cell>
          <table:table-cell table:formula="of:=[.K44]/([.K44]+[.L44])" office:value-type="float" office:value="0.97047959746566" calcext:value-type="float">
            <text:p>0.9704795975</text:p>
          </table:table-cell>
          <table:table-cell table:formula="of:=[.K44]/[.H44]" office:value-type="float" office:value="0.694209169529129" calcext:value-type="float">
            <text:p>0.6942091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600.thresh_0.09</text:p>
          </table:table-cell>
          <table:table-cell office:value-type="float" office:value="20401332" calcext:value-type="float">
            <text:p>20401332</text:p>
          </table:table-cell>
          <table:table-cell office:value-type="float" office:value="34685637" calcext:value-type="float">
            <text:p>34685637</text:p>
          </table:table-cell>
          <table:table-cell office:value-type="float" office:value="39394881" calcext:value-type="float">
            <text:p>39394881</text:p>
          </table:table-cell>
          <table:table-cell office:value-type="float" office:value="31855947" calcext:value-type="float">
            <text:p>31855947</text:p>
          </table:table-cell>
          <table:table-cell table:formula="of:=100*[.B42]/(AVERAGE([.C42:.E42]))" office:value-type="float" office:value="57.7742479891131" calcext:value-type="float">
            <text:p>57.7742479891</text:p>
          </table:table-cell>
          <table:table-cell office:value-type="string" calcext:value-type="string">
            <text:p>fresh.macs2.l_0600.t_0.09.bed</text:p>
          </table:table-cell>
          <table:table-cell office:value-type="float" office:value="20401332" calcext:value-type="float">
            <text:p>20401332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6250518" calcext:value-type="float">
            <text:p>16250518</text:p>
          </table:table-cell>
          <table:table-cell office:value-type="float" office:value="221116" calcext:value-type="float">
            <text:p>221116</text:p>
          </table:table-cell>
          <table:table-cell table:formula="of:=[.H46]-[.K46]" office:value-type="float" office:value="3390354" calcext:value-type="float">
            <text:p>3390354</text:p>
          </table:table-cell>
          <table:table-cell table:formula="of:=[.K46]/[.I46]" office:value-type="float" office:value="0.157318633912056" calcext:value-type="float">
            <text:p>0.1573186339</text:p>
          </table:table-cell>
          <table:table-cell table:formula="of:=[.K46]/[.H46]" office:value-type="float" office:value="0.800318679314893" calcext:value-type="float">
            <text:p>0.8003186793</text:p>
          </table:table-cell>
          <table:table-cell table:formula="of:=(1+0.5*0.5)*([.N42]*[.O42]/(0.5*0.5*[.O42]+[.N42]))" office:value-type="float" office:value="0.44035268216969" calcext:value-type="float">
            <text:p>0.4403526822</text:p>
          </table:table-cell>
          <table:table-cell table:formula="of:=[.K46]/([.K46]+[.L46])" office:value-type="float" office:value="0.992827602049181" calcext:value-type="float">
            <text:p>0.992827602</text:p>
          </table:table-cell>
          <table:table-cell table:formula="of:=[.K46]/[.H46]" office:value-type="float" office:value="0.800318679314893" calcext:value-type="float">
            <text:p>0.8003186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600.thresh_0.1</text:p>
          </table:table-cell>
          <table:table-cell office:value-type="float" office:value="20401332" calcext:value-type="float">
            <text:p>20401332</text:p>
          </table:table-cell>
          <table:table-cell office:value-type="float" office:value="34685637" calcext:value-type="float">
            <text:p>34685637</text:p>
          </table:table-cell>
          <table:table-cell office:value-type="float" office:value="39394881" calcext:value-type="float">
            <text:p>39394881</text:p>
          </table:table-cell>
          <table:table-cell office:value-type="float" office:value="31855947" calcext:value-type="float">
            <text:p>31855947</text:p>
          </table:table-cell>
          <table:table-cell table:formula="of:=100*[.B43]/(AVERAGE([.C43:.E43]))" office:value-type="float" office:value="57.7742479891131" calcext:value-type="float">
            <text:p>57.7742479891</text:p>
          </table:table-cell>
          <table:table-cell office:value-type="string" calcext:value-type="string">
            <text:p>fresh.macs2.l_0600.t_0.1.bed</text:p>
          </table:table-cell>
          <table:table-cell office:value-type="float" office:value="20401332" calcext:value-type="float">
            <text:p>20401332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6250518" calcext:value-type="float">
            <text:p>16250518</text:p>
          </table:table-cell>
          <table:table-cell office:value-type="float" office:value="221116" calcext:value-type="float">
            <text:p>221116</text:p>
          </table:table-cell>
          <table:table-cell table:formula="of:=[.H47]-[.K47]" office:value-type="float" office:value="3906182" calcext:value-type="float">
            <text:p>3906182</text:p>
          </table:table-cell>
          <table:table-cell table:formula="of:=[.K47]/[.I47]" office:value-type="float" office:value="0.168561560491299" calcext:value-type="float">
            <text:p>0.1685615605</text:p>
          </table:table-cell>
          <table:table-cell table:formula="of:=[.K47]/[.H47]" office:value-type="float" office:value="0.788463570288044" calcext:value-type="float">
            <text:p>0.7884635703</text:p>
          </table:table-cell>
          <table:table-cell table:formula="of:=(1+0.5*0.5)*([.N43]*[.O43]/(0.5*0.5*[.O43]+[.N43]))" office:value-type="float" office:value="0.454309695214117" calcext:value-type="float">
            <text:p>0.4543096952</text:p>
          </table:table-cell>
          <table:table-cell table:formula="of:=[.K47]/([.K47]+[.L47])" office:value-type="float" office:value="0.99142211454876" calcext:value-type="float">
            <text:p>0.9914221145</text:p>
          </table:table-cell>
          <table:table-cell table:formula="of:=[.K47]/[.H47]" office:value-type="float" office:value="0.788463570288044" calcext:value-type="float">
            <text:p>0.78846357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600.thresh_0.5</text:p>
          </table:table-cell>
          <table:table-cell office:value-type="float" office:value="33066518" calcext:value-type="float">
            <text:p>33066518</text:p>
          </table:table-cell>
          <table:table-cell office:value-type="float" office:value="89805566" calcext:value-type="float">
            <text:p>89805566</text:p>
          </table:table-cell>
          <table:table-cell office:value-type="float" office:value="110532536" calcext:value-type="float">
            <text:p>110532536</text:p>
          </table:table-cell>
          <table:table-cell office:value-type="float" office:value="78144306" calcext:value-type="float">
            <text:p>78144306</text:p>
          </table:table-cell>
          <table:table-cell table:formula="of:=100*[.B44]/(AVERAGE([.C44:.E44]))" office:value-type="float" office:value="35.6214795442303" calcext:value-type="float">
            <text:p>35.6214795442</text:p>
          </table:table-cell>
          <table:table-cell office:value-type="string" calcext:value-type="string">
            <text:p>fresh.macs2.l_0600.t_0.5.bed</text:p>
          </table:table-cell>
          <table:table-cell office:value-type="float" office:value="33066518" calcext:value-type="float">
            <text:p>33066518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2955080" calcext:value-type="float">
            <text:p>22955080</text:p>
          </table:table-cell>
          <table:table-cell office:value-type="float" office:value="698256" calcext:value-type="float">
            <text:p>698256</text:p>
          </table:table-cell>
          <table:table-cell table:formula="of:=[.H48]-[.K48]" office:value-type="float" office:value="4676100" calcext:value-type="float">
            <text:p>4676100</text:p>
          </table:table-cell>
          <table:table-cell table:formula="of:=[.K48]/[.I48]" office:value-type="float" office:value="0.181910953323504" calcext:value-type="float">
            <text:p>0.1819109533</text:p>
          </table:table-cell>
          <table:table-cell table:formula="of:=[.K48]/[.H48]" office:value-type="float" office:value="0.770652854862117" calcext:value-type="float">
            <text:p>0.7706528549</text:p>
          </table:table-cell>
          <table:table-cell table:formula="of:=(1+0.5*0.5)*([.N44]*[.O44]/(0.5*0.5*[.O44]+[.N44]))" office:value-type="float" office:value="0.467831900347117" calcext:value-type="float">
            <text:p>0.4678319003</text:p>
          </table:table-cell>
          <table:table-cell table:formula="of:=[.K48]/([.K48]+[.L48])" office:value-type="float" office:value="0.988322956534691" calcext:value-type="float">
            <text:p>0.9883229565</text:p>
          </table:table-cell>
          <table:table-cell table:formula="of:=[.K48]/[.H48]" office:value-type="float" office:value="0.770652854862117" calcext:value-type="float">
            <text:p>0.7706528549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 calcext:value-type="string">
            <text:p>length_800.thresh_0.001</text:p>
          </table:table-cell>
          <table:table-cell office:value-type="float" office:value="16978824" calcext:value-type="float">
            <text:p>16978824</text:p>
          </table:table-cell>
          <table:table-cell office:value-type="float" office:value="23425924" calcext:value-type="float">
            <text:p>23425924</text:p>
          </table:table-cell>
          <table:table-cell office:value-type="float" office:value="25863782" calcext:value-type="float">
            <text:p>25863782</text:p>
          </table:table-cell>
          <table:table-cell office:value-type="float" office:value="25514776" calcext:value-type="float">
            <text:p>25514776</text:p>
          </table:table-cell>
          <table:table-cell table:formula="of:=100*[.B46]/(AVERAGE([.C46:.E46]))" office:value-type="float" office:value="68.092807594069" calcext:value-type="float">
            <text:p>68.0928075941</text:p>
          </table:table-cell>
          <table:table-cell office:value-type="string" calcext:value-type="string">
            <text:p>fresh.macs2.l_0800.t_0.001.bed</text:p>
          </table:table-cell>
          <table:table-cell office:value-type="float" office:value="16978824" calcext:value-type="float">
            <text:p>16978824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3588470" calcext:value-type="float">
            <text:p>13588470</text:p>
          </table:table-cell>
          <table:table-cell office:value-type="float" office:value="98166" calcext:value-type="float">
            <text:p>98166</text:p>
          </table:table-cell>
          <table:table-cell table:formula="of:=[.H50]-[.K50]" office:value-type="float" office:value="5524437" calcext:value-type="float">
            <text:p>5524437</text:p>
          </table:table-cell>
          <table:table-cell table:formula="of:=[.K50]/[.I50]" office:value-type="float" office:value="0.195541340304696" calcext:value-type="float">
            <text:p>0.1955413403</text:p>
          </table:table-cell>
          <table:table-cell table:formula="of:=[.K50]/[.H50]" office:value-type="float" office:value="0.753531913017924" calcext:value-type="float">
            <text:p>0.753531913</text:p>
          </table:table-cell>
          <table:table-cell table:formula="of:=(1+0.5*0.5)*([.N46]*[.O46]/(0.5*0.5*[.O46]+[.N46]))" office:value-type="float" office:value="0.479738561452883" calcext:value-type="float">
            <text:p>0.4797385615</text:p>
          </table:table-cell>
          <table:table-cell table:formula="of:=[.K50]/([.K50]+[.L50])" office:value-type="float" office:value="0.985503737013751" calcext:value-type="float">
            <text:p>0.985503737</text:p>
          </table:table-cell>
          <table:table-cell table:formula="of:=[.K50]/[.H50]" office:value-type="float" office:value="0.753531913017924" calcext:value-type="float">
            <text:p>0.753531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800.thresh_0.005</text:p>
          </table:table-cell>
          <table:table-cell office:value-type="float" office:value="18465765" calcext:value-type="float">
            <text:p>18465765</text:p>
          </table:table-cell>
          <table:table-cell office:value-type="float" office:value="27396968" calcext:value-type="float">
            <text:p>27396968</text:p>
          </table:table-cell>
          <table:table-cell office:value-type="float" office:value="30459009" calcext:value-type="float">
            <text:p>30459009</text:p>
          </table:table-cell>
          <table:table-cell office:value-type="float" office:value="25514776" calcext:value-type="float">
            <text:p>25514776</text:p>
          </table:table-cell>
          <table:table-cell table:formula="of:=100*[.B47]/(AVERAGE([.C47:.E47]))" office:value-type="float" office:value="66.4469169422039" calcext:value-type="float">
            <text:p>66.4469169422</text:p>
          </table:table-cell>
          <table:table-cell office:value-type="string" calcext:value-type="string">
            <text:p>fresh.macs2.l_0800.t_0.005.bed</text:p>
          </table:table-cell>
          <table:table-cell office:value-type="float" office:value="18465765" calcext:value-type="float">
            <text:p>18465765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4559583" calcext:value-type="float">
            <text:p>14559583</text:p>
          </table:table-cell>
          <table:table-cell office:value-type="float" office:value="125971" calcext:value-type="float">
            <text:p>125971</text:p>
          </table:table-cell>
          <table:table-cell table:formula="of:=[.H51]-[.K51]" office:value-type="float" office:value="6140491" calcext:value-type="float">
            <text:p>6140491</text:p>
          </table:table-cell>
          <table:table-cell table:formula="of:=[.K51]/[.I51]" office:value-type="float" office:value="0.203728202258919" calcext:value-type="float">
            <text:p>0.2037282023</text:p>
          </table:table-cell>
          <table:table-cell table:formula="of:=[.K51]/[.H51]" office:value-type="float" office:value="0.741318049345239" calcext:value-type="float">
            <text:p>0.7413180493</text:p>
          </table:table-cell>
          <table:table-cell table:formula="of:=(1+0.5*0.5)*([.N47]*[.O47]/(0.5*0.5*[.O47]+[.N47]))" office:value-type="float" office:value="0.485234541783606" calcext:value-type="float">
            <text:p>0.4852345418</text:p>
          </table:table-cell>
          <table:table-cell table:formula="of:=[.K51]/([.K51]+[.L51])" office:value-type="float" office:value="0.983292850608716" calcext:value-type="float">
            <text:p>0.9832928506</text:p>
          </table:table-cell>
          <table:table-cell table:formula="of:=[.K51]/[.H51]" office:value-type="float" office:value="0.741318049345239" calcext:value-type="float">
            <text:p>0.7413180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800.thresh_0.01</text:p>
          </table:table-cell>
          <table:table-cell office:value-type="float" office:value="20388743" calcext:value-type="float">
            <text:p>20388743</text:p>
          </table:table-cell>
          <table:table-cell office:value-type="float" office:value="32801525" calcext:value-type="float">
            <text:p>32801525</text:p>
          </table:table-cell>
          <table:table-cell office:value-type="float" office:value="30459009" calcext:value-type="float">
            <text:p>30459009</text:p>
          </table:table-cell>
          <table:table-cell office:value-type="float" office:value="30401451" calcext:value-type="float">
            <text:p>30401451</text:p>
          </table:table-cell>
          <table:table-cell table:formula="of:=100*[.B48]/(AVERAGE([.C48:.E48]))" office:value-type="float" office:value="65.3052879457979" calcext:value-type="float">
            <text:p>65.3052879458</text:p>
          </table:table-cell>
          <table:table-cell office:value-type="string" calcext:value-type="string">
            <text:p>fresh.macs2.l_0800.t_0.01.bed</text:p>
          </table:table-cell>
          <table:table-cell office:value-type="float" office:value="20388743" calcext:value-type="float">
            <text:p>20388743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5712643" calcext:value-type="float">
            <text:p>15712643</text:p>
          </table:table-cell>
          <table:table-cell office:value-type="float" office:value="185645" calcext:value-type="float">
            <text:p>185645</text:p>
          </table:table-cell>
          <table:table-cell table:formula="of:=[.H52]-[.K52]" office:value-type="float" office:value="6670798" calcext:value-type="float">
            <text:p>6670798</text:p>
          </table:table-cell>
          <table:table-cell table:formula="of:=[.K52]/[.I52]" office:value-type="float" office:value="0.211184254824958" calcext:value-type="float">
            <text:p>0.2111842548</text:p>
          </table:table-cell>
          <table:table-cell table:formula="of:=[.K52]/[.H52]" office:value-type="float" office:value="0.732224825882661" calcext:value-type="float">
            <text:p>0.7322248259</text:p>
          </table:table-cell>
          <table:table-cell table:formula="of:=(1+0.5*0.5)*([.N48]*[.O48]/(0.5*0.5*[.O48]+[.N48]))" office:value-type="float" office:value="0.490291996254575" calcext:value-type="float">
            <text:p>0.4902919963</text:p>
          </table:table-cell>
          <table:table-cell table:formula="of:=[.K52]/([.K52]+[.L52])" office:value-type="float" office:value="0.982639396533288" calcext:value-type="float">
            <text:p>0.9826393965</text:p>
          </table:table-cell>
          <table:table-cell table:formula="of:=[.K52]/[.H52]" office:value-type="float" office:value="0.732224825882661" calcext:value-type="float">
            <text:p>0.7322248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800.thresh_0.02</text:p>
          </table:table-cell>
          <table:table-cell office:value-type="float" office:value="21255416" calcext:value-type="float">
            <text:p>21255416</text:p>
          </table:table-cell>
          <table:table-cell office:value-type="float" office:value="32801525" calcext:value-type="float">
            <text:p>32801525</text:p>
          </table:table-cell>
          <table:table-cell office:value-type="float" office:value="36948347" calcext:value-type="float">
            <text:p>36948347</text:p>
          </table:table-cell>
          <table:table-cell office:value-type="float" office:value="30401451" calcext:value-type="float">
            <text:p>30401451</text:p>
          </table:table-cell>
          <table:table-cell table:formula="of:=100*[.B49]/(AVERAGE([.C49:.E49]))" office:value-type="float" office:value="63.6699007960184" calcext:value-type="float">
            <text:p>63.669900796</text:p>
          </table:table-cell>
          <table:table-cell office:value-type="string" calcext:value-type="string">
            <text:p>fresh.macs2.l_0800.t_0.02.bed</text:p>
          </table:table-cell>
          <table:table-cell office:value-type="float" office:value="21255416" calcext:value-type="float">
            <text:p>21255416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6235236" calcext:value-type="float">
            <text:p>16235236</text:p>
          </table:table-cell>
          <table:table-cell office:value-type="float" office:value="202363" calcext:value-type="float">
            <text:p>202363</text:p>
          </table:table-cell>
          <table:table-cell table:formula="of:=[.H53]-[.K53]" office:value-type="float" office:value="7380914" calcext:value-type="float">
            <text:p>7380914</text:p>
          </table:table-cell>
          <table:table-cell table:formula="of:=[.K53]/[.I53]" office:value-type="float" office:value="0.22067055987103" calcext:value-type="float">
            <text:p>0.2206705599</text:p>
          </table:table-cell>
          <table:table-cell table:formula="of:=[.K53]/[.H53]" office:value-type="float" office:value="0.720858050220873" calcext:value-type="float">
            <text:p>0.7208580502</text:p>
          </table:table-cell>
          <table:table-cell table:formula="of:=(1+0.5*0.5)*([.N49]*[.O49]/(0.5*0.5*[.O49]+[.N49]))" office:value-type="float" office:value="0.496002970898361" calcext:value-type="float">
            <text:p>0.4960029709</text:p>
          </table:table-cell>
          <table:table-cell table:formula="of:=[.K53]/([.K53]+[.L53])" office:value-type="float" office:value="0.980252112292879" calcext:value-type="float">
            <text:p>0.9802521123</text:p>
          </table:table-cell>
          <table:table-cell table:formula="of:=[.K53]/[.H53]" office:value-type="float" office:value="0.720858050220873" calcext:value-type="float">
            <text:p>0.7208580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800.thresh_0.03</text:p>
          </table:table-cell>
          <table:table-cell office:value-type="float" office:value="22414411" calcext:value-type="float">
            <text:p>22414411</text:p>
          </table:table-cell>
          <table:table-cell office:value-type="float" office:value="32801525" calcext:value-type="float">
            <text:p>32801525</text:p>
          </table:table-cell>
          <table:table-cell office:value-type="float" office:value="36948347" calcext:value-type="float">
            <text:p>36948347</text:p>
          </table:table-cell>
          <table:table-cell office:value-type="float" office:value="37567387" calcext:value-type="float">
            <text:p>37567387</text:p>
          </table:table-cell>
          <table:table-cell table:formula="of:=100*[.B50]/(AVERAGE([.C50:.E50]))" office:value-type="float" office:value="62.6583586149922" calcext:value-type="float">
            <text:p>62.658358615</text:p>
          </table:table-cell>
          <table:table-cell office:value-type="string" calcext:value-type="string">
            <text:p>fresh.macs2.l_0800.t_0.03.bed</text:p>
          </table:table-cell>
          <table:table-cell office:value-type="float" office:value="22414411" calcext:value-type="float">
            <text:p>22414411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6889974" calcext:value-type="float">
            <text:p>16889974</text:p>
          </table:table-cell>
          <table:table-cell office:value-type="float" office:value="248443" calcext:value-type="float">
            <text:p>248443</text:p>
          </table:table-cell>
          <table:table-cell table:formula="of:=[.H54]-[.K54]" office:value-type="float" office:value="7380914" calcext:value-type="float">
            <text:p>7380914</text:p>
          </table:table-cell>
          <table:table-cell table:formula="of:=[.K54]/[.I54]" office:value-type="float" office:value="0.22067055987103" calcext:value-type="float">
            <text:p>0.2206705599</text:p>
          </table:table-cell>
          <table:table-cell table:formula="of:=[.K54]/[.H54]" office:value-type="float" office:value="0.720858050220873" calcext:value-type="float">
            <text:p>0.7208580502</text:p>
          </table:table-cell>
          <table:table-cell table:formula="of:=(1+0.5*0.5)*([.N50]*[.O50]/(0.5*0.5*[.O50]+[.N50]))" office:value-type="float" office:value="0.496002970898361" calcext:value-type="float">
            <text:p>0.4960029709</text:p>
          </table:table-cell>
          <table:table-cell table:formula="of:=[.K54]/([.K54]+[.L54])" office:value-type="float" office:value="0.980252112292879" calcext:value-type="float">
            <text:p>0.9802521123</text:p>
          </table:table-cell>
          <table:table-cell table:formula="of:=[.K54]/[.H54]" office:value-type="float" office:value="0.720858050220873" calcext:value-type="float">
            <text:p>0.7208580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800.thresh_0.05</text:p>
          </table:table-cell>
          <table:table-cell office:value-type="float" office:value="23737609" calcext:value-type="float">
            <text:p>23737609</text:p>
          </table:table-cell>
          <table:table-cell office:value-type="float" office:value="40933138" calcext:value-type="float">
            <text:p>40933138</text:p>
          </table:table-cell>
          <table:table-cell office:value-type="float" office:value="36948347" calcext:value-type="float">
            <text:p>36948347</text:p>
          </table:table-cell>
          <table:table-cell office:value-type="float" office:value="37567387" calcext:value-type="float">
            <text:p>37567387</text:p>
          </table:table-cell>
          <table:table-cell table:formula="of:=100*[.B51]/(AVERAGE([.C51:.E51]))" office:value-type="float" office:value="61.6834324721683" calcext:value-type="float">
            <text:p>61.6834324722</text:p>
          </table:table-cell>
          <table:table-cell office:value-type="string" calcext:value-type="string">
            <text:p>fresh.macs2.l_0800.t_0.05.bed</text:p>
          </table:table-cell>
          <table:table-cell office:value-type="float" office:value="23737609" calcext:value-type="float">
            <text:p>23737609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7597118" calcext:value-type="float">
            <text:p>17597118</text:p>
          </table:table-cell>
          <table:table-cell office:value-type="float" office:value="298993" calcext:value-type="float">
            <text:p>298993</text:p>
          </table:table-cell>
          <table:table-cell table:formula="of:=[.H55]-[.K55]" office:value-type="float" office:value="13598680" calcext:value-type="float">
            <text:p>13598680</text:p>
          </table:table-cell>
          <table:table-cell table:formula="of:=[.K55]/[.I55]" office:value-type="float" office:value="0.275248466393188" calcext:value-type="float">
            <text:p>0.2752484664</text:p>
          </table:table-cell>
          <table:table-cell table:formula="of:=[.K55]/[.H55]" office:value-type="float" office:value="0.636140084039464" calcext:value-type="float">
            <text:p>0.636140084</text:p>
          </table:table-cell>
          <table:table-cell table:formula="of:=(1+0.5*0.5)*([.N51]*[.O51]/(0.5*0.5*[.O51]+[.N51]))" office:value-type="float" office:value="0.503981234671579" calcext:value-type="float">
            <text:p>0.5039812347</text:p>
          </table:table-cell>
          <table:table-cell table:formula="of:=[.K55]/([.K55]+[.L55])" office:value-type="float" office:value="0.965009765894541" calcext:value-type="float">
            <text:p>0.9650097659</text:p>
          </table:table-cell>
          <table:table-cell table:formula="of:=[.K55]/[.H55]" office:value-type="float" office:value="0.636140084039464" calcext:value-type="float">
            <text:p>0.636140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800.thresh_0.07</text:p>
          </table:table-cell>
          <table:table-cell office:value-type="float" office:value="24911936" calcext:value-type="float">
            <text:p>24911936</text:p>
          </table:table-cell>
          <table:table-cell office:value-type="float" office:value="40933138" calcext:value-type="float">
            <text:p>40933138</text:p>
          </table:table-cell>
          <table:table-cell office:value-type="float" office:value="46901576" calcext:value-type="float">
            <text:p>46901576</text:p>
          </table:table-cell>
          <table:table-cell office:value-type="float" office:value="37567387" calcext:value-type="float">
            <text:p>37567387</text:p>
          </table:table-cell>
          <table:table-cell table:formula="of:=100*[.B52]/(AVERAGE([.C52:.E52]))" office:value-type="float" office:value="59.5969345043111" calcext:value-type="float">
            <text:p>59.5969345043</text:p>
          </table:table-cell>
          <table:table-cell office:value-type="string" calcext:value-type="string">
            <text:p>fresh.macs2.l_0800.t_0.07.bed</text:p>
          </table:table-cell>
          <table:table-cell office:value-type="float" office:value="24911936" calcext:value-type="float">
            <text:p>24911936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8241138" calcext:value-type="float">
            <text:p>18241138</text:p>
          </table:table-cell>
          <table:table-cell office:value-type="float" office:value="322272" calcext:value-type="float">
            <text:p>322272</text:p>
          </table:table-cell>
          <table:table-cell table:formula="of:=[.H57]-[.K57]" office:value-type="float" office:value="5405489" calcext:value-type="float">
            <text:p>5405489</text:p>
          </table:table-cell>
          <table:table-cell table:formula="of:=[.K57]/[.I57]" office:value-type="float" office:value="0.174379184811094" calcext:value-type="float">
            <text:p>0.1743791848</text:p>
          </table:table-cell>
          <table:table-cell table:formula="of:=[.K57]/[.H57]" office:value-type="float" office:value="0.735899841954874" calcext:value-type="float">
            <text:p>0.735899842</text:p>
          </table:table-cell>
          <table:table-cell table:formula="of:=(1+0.5*0.5)*([.N52]*[.O52]/(0.5*0.5*[.O52]+[.N52]))" office:value-type="float" office:value="0.447621494776284" calcext:value-type="float">
            <text:p>0.4476214948</text:p>
          </table:table-cell>
          <table:table-cell table:formula="of:=[.K57]/([.K57]+[.L57])" office:value-type="float" office:value="0.98985720688572" calcext:value-type="float">
            <text:p>0.9898572069</text:p>
          </table:table-cell>
          <table:table-cell table:formula="of:=[.K57]/[.H57]" office:value-type="float" office:value="0.735899841954874" calcext:value-type="float">
            <text:p>0.735899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800.thresh_0.09</text:p>
          </table:table-cell>
          <table:table-cell office:value-type="float" office:value="26441436" calcext:value-type="float">
            <text:p>26441436</text:p>
          </table:table-cell>
          <table:table-cell office:value-type="float" office:value="40933138" calcext:value-type="float">
            <text:p>40933138</text:p>
          </table:table-cell>
          <table:table-cell office:value-type="float" office:value="46901576" calcext:value-type="float">
            <text:p>46901576</text:p>
          </table:table-cell>
          <table:table-cell office:value-type="float" office:value="49578398" calcext:value-type="float">
            <text:p>49578398</text:p>
          </table:table-cell>
          <table:table-cell table:formula="of:=100*[.B53]/(AVERAGE([.C53:.E53]))" office:value-type="float" office:value="57.7268841709953" calcext:value-type="float">
            <text:p>57.726884171</text:p>
          </table:table-cell>
          <table:table-cell office:value-type="string" calcext:value-type="string">
            <text:p>fresh.macs2.l_0800.t_0.09.bed</text:p>
          </table:table-cell>
          <table:table-cell office:value-type="float" office:value="26441436" calcext:value-type="float">
            <text:p>26441436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9060522" calcext:value-type="float">
            <text:p>19060522</text:p>
          </table:table-cell>
          <table:table-cell office:value-type="float" office:value="383988" calcext:value-type="float">
            <text:p>383988</text:p>
          </table:table-cell>
          <table:table-cell table:formula="of:=[.H58]-[.K58]" office:value-type="float" office:value="6604893" calcext:value-type="float">
            <text:p>6604893</text:p>
          </table:table-cell>
          <table:table-cell table:formula="of:=[.K58]/[.I58]" office:value-type="float" office:value="0.191269733729014" calcext:value-type="float">
            <text:p>0.1912697337</text:p>
          </table:table-cell>
          <table:table-cell table:formula="of:=[.K58]/[.H58]" office:value-type="float" office:value="0.714394182627664" calcext:value-type="float">
            <text:p>0.7143941826</text:p>
          </table:table-cell>
          <table:table-cell table:formula="of:=(1+0.5*0.5)*([.N53]*[.O53]/(0.5*0.5*[.O53]+[.N53]))" office:value-type="float" office:value="0.461792726979751" calcext:value-type="float">
            <text:p>0.461792727</text:p>
          </table:table-cell>
          <table:table-cell table:formula="of:=[.K58]/([.K58]+[.L58])" office:value-type="float" office:value="0.985142610037475" calcext:value-type="float">
            <text:p>0.98514261</text:p>
          </table:table-cell>
          <table:table-cell table:formula="of:=[.K58]/[.H58]" office:value-type="float" office:value="0.714394182627664" calcext:value-type="float">
            <text:p>0.7143941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800.thresh_0.1</text:p>
          </table:table-cell>
          <table:table-cell office:value-type="float" office:value="26441436" calcext:value-type="float">
            <text:p>26441436</text:p>
          </table:table-cell>
          <table:table-cell office:value-type="float" office:value="40933138" calcext:value-type="float">
            <text:p>40933138</text:p>
          </table:table-cell>
          <table:table-cell office:value-type="float" office:value="46901576" calcext:value-type="float">
            <text:p>46901576</text:p>
          </table:table-cell>
          <table:table-cell office:value-type="float" office:value="49578398" calcext:value-type="float">
            <text:p>49578398</text:p>
          </table:table-cell>
          <table:table-cell table:formula="of:=100*[.B54]/(AVERAGE([.C54:.E54]))" office:value-type="float" office:value="57.7268841709953" calcext:value-type="float">
            <text:p>57.726884171</text:p>
          </table:table-cell>
          <table:table-cell office:value-type="string" calcext:value-type="string">
            <text:p>fresh.macs2.l_0800.t_0.1.bed</text:p>
          </table:table-cell>
          <table:table-cell office:value-type="float" office:value="26441436" calcext:value-type="float">
            <text:p>26441436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9060522" calcext:value-type="float">
            <text:p>19060522</text:p>
          </table:table-cell>
          <table:table-cell office:value-type="float" office:value="383988" calcext:value-type="float">
            <text:p>383988</text:p>
          </table:table-cell>
          <table:table-cell table:formula="of:=[.H59]-[.K59]" office:value-type="float" office:value="7121163" calcext:value-type="float">
            <text:p>7121163</text:p>
          </table:table-cell>
          <table:table-cell table:formula="of:=[.K59]/[.I59]" office:value-type="float" office:value="0.197445445850224" calcext:value-type="float">
            <text:p>0.1974454459</text:p>
          </table:table-cell>
          <table:table-cell table:formula="of:=[.K59]/[.H59]" office:value-type="float" office:value="0.70544013272884" calcext:value-type="float">
            <text:p>0.7054401327</text:p>
          </table:table-cell>
          <table:table-cell table:formula="of:=(1+0.5*0.5)*([.N54]*[.O54]/(0.5*0.5*[.O54]+[.N54]))" office:value-type="float" office:value="0.46577013092417" calcext:value-type="float">
            <text:p>0.4657701309</text:p>
          </table:table-cell>
          <table:table-cell table:formula="of:=[.K59]/([.K59]+[.L59])" office:value-type="float" office:value="0.983379449793449" calcext:value-type="float">
            <text:p>0.9833794498</text:p>
          </table:table-cell>
          <table:table-cell table:formula="of:=[.K59]/[.H59]" office:value-type="float" office:value="0.70544013272884" calcext:value-type="float">
            <text:p>0.7054401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800.thresh_0.5</text:p>
          </table:table-cell>
          <table:table-cell office:value-type="float" office:value="37373394" calcext:value-type="float">
            <text:p>37373394</text:p>
          </table:table-cell>
          <table:table-cell office:value-type="float" office:value="84934842" calcext:value-type="float">
            <text:p>84934842</text:p>
          </table:table-cell>
          <table:table-cell office:value-type="float" office:value="104009932" calcext:value-type="float">
            <text:p>104009932</text:p>
          </table:table-cell>
          <table:table-cell office:value-type="float" office:value="74492489" calcext:value-type="float">
            <text:p>74492489</text:p>
          </table:table-cell>
          <table:table-cell table:formula="of:=100*[.B55]/(AVERAGE([.C55:.E55]))" office:value-type="float" office:value="42.5604869725662" calcext:value-type="float">
            <text:p>42.5604869726</text:p>
          </table:table-cell>
          <table:table-cell office:value-type="string" calcext:value-type="string">
            <text:p>fresh.macs2.l_0800.t_0.5.bed</text:p>
          </table:table-cell>
          <table:table-cell office:value-type="float" office:value="37373394" calcext:value-type="float">
            <text:p>37373394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3774714" calcext:value-type="float">
            <text:p>23774714</text:p>
          </table:table-cell>
          <table:table-cell office:value-type="float" office:value="862046" calcext:value-type="float">
            <text:p>862046</text:p>
          </table:table-cell>
          <table:table-cell table:formula="of:=[.H60]-[.K60]" office:value-type="float" office:value="8179511" calcext:value-type="float">
            <text:p>8179511</text:p>
          </table:table-cell>
          <table:table-cell table:formula="of:=[.K60]/[.I60]" office:value-type="float" office:value="0.210271484040885" calcext:value-type="float">
            <text:p>0.210271484</text:p>
          </table:table-cell>
          <table:table-cell table:formula="of:=[.K60]/[.H60]" office:value-type="float" office:value="0.689485588840371" calcext:value-type="float">
            <text:p>0.6894855888</text:p>
          </table:table-cell>
          <table:table-cell table:formula="of:=(1+0.5*0.5)*([.N55]*[.O55]/(0.5*0.5*[.O55]+[.N55]))" office:value-type="float" office:value="0.47361118256103" calcext:value-type="float">
            <text:p>0.4736111826</text:p>
          </table:table-cell>
          <table:table-cell table:formula="of:=[.K60]/([.K60]+[.L60])" office:value-type="float" office:value="0.980173638250389" calcext:value-type="float">
            <text:p>0.9801736383</text:p>
          </table:table-cell>
          <table:table-cell table:formula="of:=[.K60]/[.H60]" office:value-type="float" office:value="0.689485588840371" calcext:value-type="float">
            <text:p>0.6894855888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 calcext:value-type="string">
            <text:p>length_1000.thresh_0.001</text:p>
          </table:table-cell>
          <table:table-cell office:value-type="float" office:value="20467572" calcext:value-type="float">
            <text:p>20467572</text:p>
          </table:table-cell>
          <table:table-cell office:value-type="float" office:value="27972782" calcext:value-type="float">
            <text:p>27972782</text:p>
          </table:table-cell>
          <table:table-cell office:value-type="float" office:value="31248799" calcext:value-type="float">
            <text:p>31248799</text:p>
          </table:table-cell>
          <table:table-cell office:value-type="float" office:value="30015336" calcext:value-type="float">
            <text:p>30015336</text:p>
          </table:table-cell>
          <table:table-cell table:formula="of:=100*[.B57]/(AVERAGE([.C57:.E57]))" office:value-type="float" office:value="68.8086478828039" calcext:value-type="float">
            <text:p>68.8086478828</text:p>
          </table:table-cell>
          <table:table-cell office:value-type="string" calcext:value-type="string">
            <text:p>fresh.macs2.l_1000.t_0.001.bed</text:p>
          </table:table-cell>
          <table:table-cell office:value-type="float" office:value="20467572" calcext:value-type="float">
            <text:p>20467572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5062083" calcext:value-type="float">
            <text:p>15062083</text:p>
          </table:table-cell>
          <table:table-cell office:value-type="float" office:value="154337" calcext:value-type="float">
            <text:p>154337</text:p>
          </table:table-cell>
          <table:table-cell table:formula="of:=[.H62]-[.K62]" office:value-type="float" office:value="9637747" calcext:value-type="float">
            <text:p>9637747</text:p>
          </table:table-cell>
          <table:table-cell table:formula="of:=[.K62]/[.I62]" office:value-type="float" office:value="0.223667649414885" calcext:value-type="float">
            <text:p>0.2236676494</text:p>
          </table:table-cell>
          <table:table-cell table:formula="of:=[.K62]/[.H62]" office:value-type="float" office:value="0.667172045696219" calcext:value-type="float">
            <text:p>0.6671720457</text:p>
          </table:table-cell>
          <table:table-cell table:formula="of:=(1+0.5*0.5)*([.N57]*[.O57]/(0.5*0.5*[.O57]+[.N57]))" office:value-type="float" office:value="0.477720351185862" calcext:value-type="float">
            <text:p>0.4777203512</text:p>
          </table:table-cell>
          <table:table-cell table:formula="of:=[.K62]/([.K62]+[.L62])" office:value-type="float" office:value="0.977228499543238" calcext:value-type="float">
            <text:p>0.9772284995</text:p>
          </table:table-cell>
          <table:table-cell table:formula="of:=[.K62]/[.H62]" office:value-type="float" office:value="0.667172045696219" calcext:value-type="float">
            <text:p>0.6671720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1000.thresh_0.005</text:p>
          </table:table-cell>
          <table:table-cell office:value-type="float" office:value="23125905" calcext:value-type="float">
            <text:p>23125905</text:p>
          </table:table-cell>
          <table:table-cell office:value-type="float" office:value="32304677" calcext:value-type="float">
            <text:p>32304677</text:p>
          </table:table-cell>
          <table:table-cell office:value-type="float" office:value="36348059" calcext:value-type="float">
            <text:p>36348059</text:p>
          </table:table-cell>
          <table:table-cell office:value-type="float" office:value="35143982" calcext:value-type="float">
            <text:p>35143982</text:p>
          </table:table-cell>
          <table:table-cell table:formula="of:=100*[.B58]/(AVERAGE([.C58:.E58]))" office:value-type="float" office:value="66.8399891025456" calcext:value-type="float">
            <text:p>66.8399891025</text:p>
          </table:table-cell>
          <table:table-cell office:value-type="string" calcext:value-type="string">
            <text:p>fresh.macs2.l_1000.t_0.005.bed</text:p>
          </table:table-cell>
          <table:table-cell office:value-type="float" office:value="23125905" calcext:value-type="float">
            <text:p>23125905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6521012" calcext:value-type="float">
            <text:p>16521012</text:p>
          </table:table-cell>
          <table:table-cell office:value-type="float" office:value="249161" calcext:value-type="float">
            <text:p>249161</text:p>
          </table:table-cell>
          <table:table-cell table:formula="of:=[.H63]-[.K63]" office:value-type="float" office:value="10573284" calcext:value-type="float">
            <text:p>10573284</text:p>
          </table:table-cell>
          <table:table-cell table:formula="of:=[.K63]/[.I63]" office:value-type="float" office:value="0.231987940464204" calcext:value-type="float">
            <text:p>0.2319879405</text:p>
          </table:table-cell>
          <table:table-cell table:formula="of:=[.K63]/[.H63]" office:value-type="float" office:value="0.654595958688526" calcext:value-type="float">
            <text:p>0.6545959587</text:p>
          </table:table-cell>
          <table:table-cell table:formula="of:=(1+0.5*0.5)*([.N58]*[.O58]/(0.5*0.5*[.O58]+[.N58]))" office:value-type="float" office:value="0.479790802896017" calcext:value-type="float">
            <text:p>0.4797908029</text:p>
          </table:table-cell>
          <table:table-cell table:formula="of:=[.K63]/([.K63]+[.L63])" office:value-type="float" office:value="0.97397718272268" calcext:value-type="float">
            <text:p>0.9739771827</text:p>
          </table:table-cell>
          <table:table-cell table:formula="of:=[.K63]/[.H63]" office:value-type="float" office:value="0.654595958688526" calcext:value-type="float">
            <text:p>0.6545959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1000.thresh_0.01</text:p>
          </table:table-cell>
          <table:table-cell office:value-type="float" office:value="24175605" calcext:value-type="float">
            <text:p>24175605</text:p>
          </table:table-cell>
          <table:table-cell office:value-type="float" office:value="38117264" calcext:value-type="float">
            <text:p>38117264</text:p>
          </table:table-cell>
          <table:table-cell office:value-type="float" office:value="36348059" calcext:value-type="float">
            <text:p>36348059</text:p>
          </table:table-cell>
          <table:table-cell office:value-type="float" office:value="35143982" calcext:value-type="float">
            <text:p>35143982</text:p>
          </table:table-cell>
          <table:table-cell table:formula="of:=100*[.B59]/(AVERAGE([.C59:.E59]))" office:value-type="float" office:value="66.1684835972639" calcext:value-type="float">
            <text:p>66.1684835973</text:p>
          </table:table-cell>
          <table:table-cell office:value-type="string" calcext:value-type="string">
            <text:p>fresh.macs2.l_1000.t_0.01.bed</text:p>
          </table:table-cell>
          <table:table-cell office:value-type="float" office:value="24175605" calcext:value-type="float">
            <text:p>24175605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7054442" calcext:value-type="float">
            <text:p>17054442</text:p>
          </table:table-cell>
          <table:table-cell office:value-type="float" office:value="288245" calcext:value-type="float">
            <text:p>288245</text:p>
          </table:table-cell>
          <table:table-cell table:formula="of:=[.H64]-[.K64]" office:value-type="float" office:value="10573284" calcext:value-type="float">
            <text:p>10573284</text:p>
          </table:table-cell>
          <table:table-cell table:formula="of:=[.K64]/[.I64]" office:value-type="float" office:value="0.231987940464204" calcext:value-type="float">
            <text:p>0.2319879405</text:p>
          </table:table-cell>
          <table:table-cell table:formula="of:=[.K64]/[.H64]" office:value-type="float" office:value="0.654595958688526" calcext:value-type="float">
            <text:p>0.6545959587</text:p>
          </table:table-cell>
          <table:table-cell table:formula="of:=(1+0.5*0.5)*([.N59]*[.O59]/(0.5*0.5*[.O59]+[.N59]))" office:value-type="float" office:value="0.479790802896017" calcext:value-type="float">
            <text:p>0.4797908029</text:p>
          </table:table-cell>
          <table:table-cell table:formula="of:=[.K64]/([.K64]+[.L64])" office:value-type="float" office:value="0.97397718272268" calcext:value-type="float">
            <text:p>0.9739771827</text:p>
          </table:table-cell>
          <table:table-cell table:formula="of:=[.K64]/[.H64]" office:value-type="float" office:value="0.654595958688526" calcext:value-type="float">
            <text:p>0.6545959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1000.thresh_0.02</text:p>
          </table:table-cell>
          <table:table-cell office:value-type="float" office:value="26341808" calcext:value-type="float">
            <text:p>26341808</text:p>
          </table:table-cell>
          <table:table-cell office:value-type="float" office:value="38117264" calcext:value-type="float">
            <text:p>38117264</text:p>
          </table:table-cell>
          <table:table-cell office:value-type="float" office:value="43197116" calcext:value-type="float">
            <text:p>43197116</text:p>
          </table:table-cell>
          <table:table-cell office:value-type="float" office:value="42425144" calcext:value-type="float">
            <text:p>42425144</text:p>
          </table:table-cell>
          <table:table-cell table:formula="of:=100*[.B60]/(AVERAGE([.C60:.E60]))" office:value-type="float" office:value="63.8643348910895" calcext:value-type="float">
            <text:p>63.8643348911</text:p>
          </table:table-cell>
          <table:table-cell office:value-type="string" calcext:value-type="string">
            <text:p>fresh.macs2.l_1000.t_0.02.bed</text:p>
          </table:table-cell>
          <table:table-cell office:value-type="float" office:value="26341808" calcext:value-type="float">
            <text:p>26341808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8162297" calcext:value-type="float">
            <text:p>18162297</text:p>
          </table:table-cell>
          <table:table-cell office:value-type="float" office:value="367376" calcext:value-type="float">
            <text:p>367376</text:p>
          </table:table-cell>
          <table:table-cell table:formula="of:=[.H65]-[.K65]" office:value-type="float" office:value="11626608" calcext:value-type="float">
            <text:p>11626608</text:p>
          </table:table-cell>
          <table:table-cell table:formula="of:=[.K65]/[.I65]" office:value-type="float" office:value="0.240560768507131" calcext:value-type="float">
            <text:p>0.2405607685</text:p>
          </table:table-cell>
          <table:table-cell table:formula="of:=[.K65]/[.H65]" office:value-type="float" office:value="0.641211170222418" calcext:value-type="float">
            <text:p>0.6412111702</text:p>
          </table:table-cell>
          <table:table-cell table:formula="of:=(1+0.5*0.5)*([.N60]*[.O60]/(0.5*0.5*[.O60]+[.N60]))" office:value-type="float" office:value="0.48099361873628" calcext:value-type="float">
            <text:p>0.4809936187</text:p>
          </table:table-cell>
          <table:table-cell table:formula="of:=[.K65]/([.K65]+[.L65])" office:value-type="float" office:value="0.970760455220358" calcext:value-type="float">
            <text:p>0.9707604552</text:p>
          </table:table-cell>
          <table:table-cell table:formula="of:=[.K65]/[.H65]" office:value-type="float" office:value="0.641211170222418" calcext:value-type="float">
            <text:p>0.6412111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1000.thresh_0.03</text:p>
          </table:table-cell>
          <table:table-cell office:value-type="float" office:value="27793116" calcext:value-type="float">
            <text:p>27793116</text:p>
          </table:table-cell>
          <table:table-cell office:value-type="float" office:value="46254486" calcext:value-type="float">
            <text:p>46254486</text:p>
          </table:table-cell>
          <table:table-cell office:value-type="float" office:value="43197116" calcext:value-type="float">
            <text:p>43197116</text:p>
          </table:table-cell>
          <table:table-cell office:value-type="float" office:value="42425144" calcext:value-type="float">
            <text:p>42425144</text:p>
          </table:table-cell>
          <table:table-cell table:formula="of:=100*[.B61]/(AVERAGE([.C61:.E61]))" office:value-type="float" office:value="63.2252087869987" calcext:value-type="float">
            <text:p>63.225208787</text:p>
          </table:table-cell>
          <table:table-cell office:value-type="string" calcext:value-type="string">
            <text:p>fresh.macs2.l_1000.t_0.03.bed</text:p>
          </table:table-cell>
          <table:table-cell office:value-type="float" office:value="27793116" calcext:value-type="float">
            <text:p>27793116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8794656" calcext:value-type="float">
            <text:p>18794656</text:p>
          </table:table-cell>
          <table:table-cell office:value-type="float" office:value="419440" calcext:value-type="float">
            <text:p>419440</text:p>
          </table:table-cell>
          <table:table-cell table:formula="of:=[.H66]-[.K66]" office:value-type="float" office:value="19180506" calcext:value-type="float">
            <text:p>19180506</text:p>
          </table:table-cell>
          <table:table-cell table:formula="of:=[.K66]/[.I66]" office:value-type="float" office:value="0.28561146716387" calcext:value-type="float">
            <text:p>0.2856114672</text:p>
          </table:table-cell>
          <table:table-cell table:formula="of:=[.K66]/[.H66]" office:value-type="float" office:value="0.562591514421705" calcext:value-type="float">
            <text:p>0.5625915144</text:p>
          </table:table-cell>
          <table:table-cell table:formula="of:=(1+0.5*0.5)*([.N61]*[.O61]/(0.5*0.5*[.O61]+[.N61]))" office:value-type="float" office:value="0.471199603723447" calcext:value-type="float">
            <text:p>0.4711996037</text:p>
          </table:table-cell>
          <table:table-cell table:formula="of:=[.K66]/([.K66]+[.L66])" office:value-type="float" office:value="0.951053838437654" calcext:value-type="float">
            <text:p>0.9510538384</text:p>
          </table:table-cell>
          <table:table-cell table:formula="of:=[.K66]/[.H66]" office:value-type="float" office:value="0.562591514421705" calcext:value-type="float">
            <text:p>0.5625915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1000.thresh_0.05</text:p>
          </table:table-cell>
          <table:table-cell office:value-type="float" office:value="28957144" calcext:value-type="float">
            <text:p>28957144</text:p>
          </table:table-cell>
          <table:table-cell office:value-type="float" office:value="46254486" calcext:value-type="float">
            <text:p>46254486</text:p>
          </table:table-cell>
          <table:table-cell office:value-type="float" office:value="53204549" calcext:value-type="float">
            <text:p>53204549</text:p>
          </table:table-cell>
          <table:table-cell office:value-type="float" office:value="42425144" calcext:value-type="float">
            <text:p>42425144</text:p>
          </table:table-cell>
          <table:table-cell table:formula="of:=100*[.B62]/(AVERAGE([.C62:.E62]))" office:value-type="float" office:value="61.2270040340439" calcext:value-type="float">
            <text:p>61.227004034</text:p>
          </table:table-cell>
          <table:table-cell office:value-type="string" calcext:value-type="string">
            <text:p>fresh.macs2.l_1000.t_0.05.bed</text:p>
          </table:table-cell>
          <table:table-cell office:value-type="float" office:value="28957144" calcext:value-type="float">
            <text:p>28957144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9319397" calcext:value-type="float">
            <text:p>19319397</text:p>
          </table:table-cell>
          <table:table-cell office:value-type="float" office:value="450183" calcext:value-type="float">
            <text:p>450183</text:p>
          </table:table-cell>
          <table:table-cell table:formula="of:=[.H68]-[.K68]" office:value-type="float" office:value="18800801" calcext:value-type="float">
            <text:p>18800801</text:p>
          </table:table-cell>
          <table:table-cell table:formula="of:=[.K68]/[.I68]" office:value-type="float" office:value="0.18644475241256" calcext:value-type="float">
            <text:p>0.1864447524</text:p>
          </table:table-cell>
          <table:table-cell table:formula="of:=[.K68]/[.H68]" office:value-type="float" office:value="0.461373085438375" calcext:value-type="float">
            <text:p>0.4613730854</text:p>
          </table:table-cell>
          <table:table-cell table:formula="of:=(1+0.5*0.5)*([.N62]*[.O62]/(0.5*0.5*[.O62]+[.N62]))" office:value-type="float" office:value="0.356295577973802" calcext:value-type="float">
            <text:p>0.356295578</text:p>
          </table:table-cell>
          <table:table-cell table:formula="of:=[.K68]/([.K68]+[.L68])" office:value-type="float" office:value="0.926783521052401" calcext:value-type="float">
            <text:p>0.9267835211</text:p>
          </table:table-cell>
          <table:table-cell table:formula="of:=[.K68]/[.H68]" office:value-type="float" office:value="0.461373085438375" calcext:value-type="float">
            <text:p>0.4613730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1000.thresh_0.07</text:p>
          </table:table-cell>
          <table:table-cell office:value-type="float" office:value="30611350" calcext:value-type="float">
            <text:p>30611350</text:p>
          </table:table-cell>
          <table:table-cell office:value-type="float" office:value="46254486" calcext:value-type="float">
            <text:p>46254486</text:p>
          </table:table-cell>
          <table:table-cell office:value-type="float" office:value="53204549" calcext:value-type="float">
            <text:p>53204549</text:p>
          </table:table-cell>
          <table:table-cell office:value-type="float" office:value="53484799" calcext:value-type="float">
            <text:p>53484799</text:p>
          </table:table-cell>
          <table:table-cell table:formula="of:=100*[.B63]/(AVERAGE([.C63:.E63]))" office:value-type="float" office:value="60.0442970456723" calcext:value-type="float">
            <text:p>60.0442970457</text:p>
          </table:table-cell>
          <table:table-cell office:value-type="string" calcext:value-type="string">
            <text:p>fresh.macs2.l_1000.t_0.07.bed</text:p>
          </table:table-cell>
          <table:table-cell office:value-type="float" office:value="30611350" calcext:value-type="float">
            <text:p>30611350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0038066" calcext:value-type="float">
            <text:p>20038066</text:p>
          </table:table-cell>
          <table:table-cell office:value-type="float" office:value="535379" calcext:value-type="float">
            <text:p>535379</text:p>
          </table:table-cell>
          <table:table-cell table:formula="of:=[.H69]-[.K69]" office:value-type="float" office:value="22364137" calcext:value-type="float">
            <text:p>22364137</text:p>
          </table:table-cell>
          <table:table-cell table:formula="of:=[.K69]/[.I69]" office:value-type="float" office:value="0.201843118318878" calcext:value-type="float">
            <text:p>0.2018431183</text:p>
          </table:table-cell>
          <table:table-cell table:formula="of:=[.K69]/[.H69]" office:value-type="float" office:value="0.438064843261405" calcext:value-type="float">
            <text:p>0.4380648433</text:p>
          </table:table-cell>
          <table:table-cell table:formula="of:=(1+0.5*0.5)*([.N63]*[.O63]/(0.5*0.5*[.O63]+[.N63]))" office:value-type="float" office:value="0.354977214893543" calcext:value-type="float">
            <text:p>0.3549772149</text:p>
          </table:table-cell>
          <table:table-cell table:formula="of:=[.K69]/([.K69]+[.L69])" office:value-type="float" office:value="0.912500024861204" calcext:value-type="float">
            <text:p>0.9125000249</text:p>
          </table:table-cell>
          <table:table-cell table:formula="of:=[.K69]/[.H69]" office:value-type="float" office:value="0.438064843261405" calcext:value-type="float">
            <text:p>0.4380648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1000.thresh_0.09</text:p>
          </table:table-cell>
          <table:table-cell office:value-type="float" office:value="30611350" calcext:value-type="float">
            <text:p>30611350</text:p>
          </table:table-cell>
          <table:table-cell office:value-type="float" office:value="46254486" calcext:value-type="float">
            <text:p>46254486</text:p>
          </table:table-cell>
          <table:table-cell office:value-type="float" office:value="53204549" calcext:value-type="float">
            <text:p>53204549</text:p>
          </table:table-cell>
          <table:table-cell office:value-type="float" office:value="53484799" calcext:value-type="float">
            <text:p>53484799</text:p>
          </table:table-cell>
          <table:table-cell table:formula="of:=100*[.B64]/(AVERAGE([.C64:.E64]))" office:value-type="float" office:value="60.0442970456723" calcext:value-type="float">
            <text:p>60.0442970457</text:p>
          </table:table-cell>
          <table:table-cell office:value-type="string" calcext:value-type="string">
            <text:p>fresh.macs2.l_1000.t_0.09.bed</text:p>
          </table:table-cell>
          <table:table-cell office:value-type="float" office:value="30611350" calcext:value-type="float">
            <text:p>30611350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0038066" calcext:value-type="float">
            <text:p>20038066</text:p>
          </table:table-cell>
          <table:table-cell office:value-type="float" office:value="535379" calcext:value-type="float">
            <text:p>535379</text:p>
          </table:table-cell>
          <table:table-cell table:formula="of:=[.H70]-[.K70]" office:value-type="float" office:value="24477401" calcext:value-type="float">
            <text:p>24477401</text:p>
          </table:table-cell>
          <table:table-cell table:formula="of:=[.K70]/[.I70]" office:value-type="float" office:value="0.208617032725868" calcext:value-type="float">
            <text:p>0.2086170327</text:p>
          </table:table-cell>
          <table:table-cell table:formula="of:=[.K70]/[.H70]" office:value-type="float" office:value="0.424017703547237" calcext:value-type="float">
            <text:p>0.4240177035</text:p>
          </table:table-cell>
          <table:table-cell table:formula="of:=(1+0.5*0.5)*([.N64]*[.O64]/(0.5*0.5*[.O64]+[.N64]))" office:value-type="float" office:value="0.351443427950344" calcext:value-type="float">
            <text:p>0.351443428</text:p>
          </table:table-cell>
          <table:table-cell table:formula="of:=[.K70]/([.K70]+[.L70])" office:value-type="float" office:value="0.90347548442984" calcext:value-type="float">
            <text:p>0.9034754844</text:p>
          </table:table-cell>
          <table:table-cell table:formula="of:=[.K70]/[.H70]" office:value-type="float" office:value="0.424017703547237" calcext:value-type="float">
            <text:p>0.4240177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1000.thresh_0.1</text:p>
          </table:table-cell>
          <table:table-cell office:value-type="float" office:value="32405156" calcext:value-type="float">
            <text:p>32405156</text:p>
          </table:table-cell>
          <table:table-cell office:value-type="float" office:value="59072360" calcext:value-type="float">
            <text:p>59072360</text:p>
          </table:table-cell>
          <table:table-cell office:value-type="float" office:value="53204549" calcext:value-type="float">
            <text:p>53204549</text:p>
          </table:table-cell>
          <table:table-cell office:value-type="float" office:value="53484799" calcext:value-type="float">
            <text:p>53484799</text:p>
          </table:table-cell>
          <table:table-cell table:formula="of:=100*[.B65]/(AVERAGE([.C65:.E65]))" office:value-type="float" office:value="58.6477233933907" calcext:value-type="float">
            <text:p>58.6477233934</text:p>
          </table:table-cell>
          <table:table-cell office:value-type="string" calcext:value-type="string">
            <text:p>fresh.macs2.l_1000.t_0.1.bed</text:p>
          </table:table-cell>
          <table:table-cell office:value-type="float" office:value="32405156" calcext:value-type="float">
            <text:p>32405156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0778548" calcext:value-type="float">
            <text:p>20778548</text:p>
          </table:table-cell>
          <table:table-cell office:value-type="float" office:value="625855" calcext:value-type="float">
            <text:p>625855</text:p>
          </table:table-cell>
          <table:table-cell table:formula="of:=[.H71]-[.K71]" office:value-type="float" office:value="26647674" calcext:value-type="float">
            <text:p>26647674</text:p>
          </table:table-cell>
          <table:table-cell table:formula="of:=[.K71]/[.I71]" office:value-type="float" office:value="0.216717157085257" calcext:value-type="float">
            <text:p>0.2167171571</text:p>
          </table:table-cell>
          <table:table-cell table:formula="of:=[.K71]/[.H71]" office:value-type="float" office:value="0.4126162396712" calcext:value-type="float">
            <text:p>0.4126162397</text:p>
          </table:table-cell>
          <table:table-cell table:formula="of:=(1+0.5*0.5)*([.N65]*[.O65]/(0.5*0.5*[.O65]+[.N65]))" office:value-type="float" office:value="0.349441484867553" calcext:value-type="float">
            <text:p>0.3494414849</text:p>
          </table:table-cell>
          <table:table-cell table:formula="of:=[.K71]/([.K71]+[.L71])" office:value-type="float" office:value="0.895128226487411" calcext:value-type="float">
            <text:p>0.8951282265</text:p>
          </table:table-cell>
          <table:table-cell table:formula="of:=[.K71]/[.H71]" office:value-type="float" office:value="0.4126162396712" calcext:value-type="float">
            <text:p>0.4126162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1000.thresh_0.5</text:p>
          </table:table-cell>
          <table:table-cell office:value-type="float" office:value="43850329" calcext:value-type="float">
            <text:p>43850329</text:p>
          </table:table-cell>
          <table:table-cell office:value-type="float" office:value="82912952" calcext:value-type="float">
            <text:p>82912952</text:p>
          </table:table-cell>
          <table:table-cell office:value-type="float" office:value="101313854" calcext:value-type="float">
            <text:p>101313854</text:p>
          </table:table-cell>
          <table:table-cell office:value-type="float" office:value="117282243" calcext:value-type="float">
            <text:p>117282243</text:p>
          </table:table-cell>
          <table:table-cell table:formula="of:=100*[.B66]/(AVERAGE([.C66:.E66]))" office:value-type="float" office:value="43.6308586545938" calcext:value-type="float">
            <text:p>43.6308586546</text:p>
          </table:table-cell>
          <table:table-cell office:value-type="string" calcext:value-type="string">
            <text:p>fresh.macs2.l_1000.t_0.5.bed</text:p>
          </table:table-cell>
          <table:table-cell office:value-type="float" office:value="43850329" calcext:value-type="float">
            <text:p>43850329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4669823" calcext:value-type="float">
            <text:p>24669823</text:p>
          </table:table-cell>
          <table:table-cell office:value-type="float" office:value="1269637" calcext:value-type="float">
            <text:p>1269637</text:p>
          </table:table-cell>
          <table:table-cell table:formula="of:=[.H72]-[.K72]" office:value-type="float" office:value="28089235" calcext:value-type="float">
            <text:p>28089235</text:p>
          </table:table-cell>
          <table:table-cell table:formula="of:=[.K72]/[.I72]" office:value-type="float" office:value="0.221144525487006" calcext:value-type="float">
            <text:p>0.2211445255</text:p>
          </table:table-cell>
          <table:table-cell table:formula="of:=[.K72]/[.H72]" office:value-type="float" office:value="0.404771758399156" calcext:value-type="float">
            <text:p>0.4047717584</text:p>
          </table:table-cell>
          <table:table-cell table:formula="of:=(1+0.5*0.5)*([.N66]*[.O66]/(0.5*0.5*[.O66]+[.N66]))" office:value-type="float" office:value="0.347124784337509" calcext:value-type="float">
            <text:p>0.3471247843</text:p>
          </table:table-cell>
          <table:table-cell table:formula="of:=[.K72]/([.K72]+[.L72])" office:value-type="float" office:value="0.88908109465718" calcext:value-type="float">
            <text:p>0.8890810947</text:p>
          </table:table-cell>
          <table:table-cell table:formula="of:=[.K72]/[.H72]" office:value-type="float" office:value="0.404771758399156" calcext:value-type="float">
            <text:p>0.404771758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 calcext:value-type="string">
            <text:p>length_2000.thresh_0.001</text:p>
          </table:table-cell>
          <table:table-cell office:value-type="float" office:value="34905053" calcext:value-type="float">
            <text:p>34905053</text:p>
          </table:table-cell>
          <table:table-cell office:value-type="float" office:value="50796119" calcext:value-type="float">
            <text:p>50796119</text:p>
          </table:table-cell>
          <table:table-cell office:value-type="float" office:value="52329461" calcext:value-type="float">
            <text:p>52329461</text:p>
          </table:table-cell>
          <table:table-cell office:value-type="float" office:value="46630838" calcext:value-type="float">
            <text:p>46630838</text:p>
          </table:table-cell>
          <table:table-cell table:formula="of:=100*[.B68]/(AVERAGE([.C68:.E68]))" office:value-type="float" office:value="69.9236536226447" calcext:value-type="float">
            <text:p>69.9236536226</text:p>
          </table:table-cell>
          <table:table-cell office:value-type="string" calcext:value-type="string">
            <text:p>fresh.macs2.l_2000.t_0.001.bed</text:p>
          </table:table-cell>
          <table:table-cell office:value-type="float" office:value="34905053" calcext:value-type="float">
            <text:p>34905053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6104252" calcext:value-type="float">
            <text:p>16104252</text:p>
          </table:table-cell>
          <table:table-cell office:value-type="float" office:value="1272246" calcext:value-type="float">
            <text:p>1272246</text:p>
          </table:table-cell>
          <table:table-cell table:formula="of:=[.H74]-[.K74]" office:value-type="float" office:value="32397056" calcext:value-type="float">
            <text:p>32397056</text:p>
          </table:table-cell>
          <table:table-cell table:formula="of:=[.K74]/[.I74]" office:value-type="float" office:value="0.233498427284859" calcext:value-type="float">
            <text:p>0.2334984273</text:p>
          </table:table-cell>
          <table:table-cell table:formula="of:=[.K74]/[.H74]" office:value-type="float" office:value="0.383683215889269" calcext:value-type="float">
            <text:p>0.3836832159</text:p>
          </table:table-cell>
          <table:table-cell table:formula="of:=(1+0.5*0.5)*([.N68]*[.O68]/(0.5*0.5*[.O68]+[.N68]))" office:value-type="float" office:value="0.339952175620703" calcext:value-type="float">
            <text:p>0.3399521756</text:p>
          </table:table-cell>
          <table:table-cell table:formula="of:=[.K74]/([.K74]+[.L74])" office:value-type="float" office:value="0.870387587103881" calcext:value-type="float">
            <text:p>0.8703875871</text:p>
          </table:table-cell>
          <table:table-cell table:formula="of:=[.K74]/[.H74]" office:value-type="float" office:value="0.383683215889269" calcext:value-type="float">
            <text:p>0.3836832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2000.thresh_0.005</text:p>
          </table:table-cell>
          <table:table-cell office:value-type="float" office:value="39798430" calcext:value-type="float">
            <text:p>39798430</text:p>
          </table:table-cell>
          <table:table-cell office:value-type="float" office:value="56778854" calcext:value-type="float">
            <text:p>56778854</text:p>
          </table:table-cell>
          <table:table-cell office:value-type="float" office:value="58181330" calcext:value-type="float">
            <text:p>58181330</text:p>
          </table:table-cell>
          <table:table-cell office:value-type="float" office:value="58567732" calcext:value-type="float">
            <text:p>58567732</text:p>
          </table:table-cell>
          <table:table-cell table:formula="of:=100*[.B69]/(AVERAGE([.C69:.E69]))" office:value-type="float" office:value="68.8046584965614" calcext:value-type="float">
            <text:p>68.8046584966</text:p>
          </table:table-cell>
          <table:table-cell office:value-type="string" calcext:value-type="string">
            <text:p>fresh.macs2.l_2000.t_0.005.bed</text:p>
          </table:table-cell>
          <table:table-cell office:value-type="float" office:value="39798430" calcext:value-type="float">
            <text:p>39798430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7434293" calcext:value-type="float">
            <text:p>17434293</text:p>
          </table:table-cell>
          <table:table-cell office:value-type="float" office:value="1671781" calcext:value-type="float">
            <text:p>1671781</text:p>
          </table:table-cell>
          <table:table-cell table:formula="of:=[.H75]-[.K75]" office:value-type="float" office:value="32397056" calcext:value-type="float">
            <text:p>32397056</text:p>
          </table:table-cell>
          <table:table-cell table:formula="of:=[.K75]/[.I75]" office:value-type="float" office:value="0.233498427284859" calcext:value-type="float">
            <text:p>0.2334984273</text:p>
          </table:table-cell>
          <table:table-cell table:formula="of:=[.K75]/[.H75]" office:value-type="float" office:value="0.383683215889269" calcext:value-type="float">
            <text:p>0.3836832159</text:p>
          </table:table-cell>
          <table:table-cell table:formula="of:=(1+0.5*0.5)*([.N69]*[.O69]/(0.5*0.5*[.O69]+[.N69]))" office:value-type="float" office:value="0.339952175620703" calcext:value-type="float">
            <text:p>0.3399521756</text:p>
          </table:table-cell>
          <table:table-cell table:formula="of:=[.K75]/([.K75]+[.L75])" office:value-type="float" office:value="0.870387587103881" calcext:value-type="float">
            <text:p>0.8703875871</text:p>
          </table:table-cell>
          <table:table-cell table:formula="of:=[.K75]/[.H75]" office:value-type="float" office:value="0.383683215889269" calcext:value-type="float">
            <text:p>0.3836832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2000.thresh_0.01</text:p>
          </table:table-cell>
          <table:table-cell office:value-type="float" office:value="42496794" calcext:value-type="float">
            <text:p>42496794</text:p>
          </table:table-cell>
          <table:table-cell office:value-type="float" office:value="64156315" calcext:value-type="float">
            <text:p>64156315</text:p>
          </table:table-cell>
          <table:table-cell office:value-type="float" office:value="65474965" calcext:value-type="float">
            <text:p>65474965</text:p>
          </table:table-cell>
          <table:table-cell office:value-type="float" office:value="58567732" calcext:value-type="float">
            <text:p>58567732</text:p>
          </table:table-cell>
          <table:table-cell table:formula="of:=100*[.B70]/(AVERAGE([.C70:.E70]))" office:value-type="float" office:value="67.7423226855197" calcext:value-type="float">
            <text:p>67.7423226855</text:p>
          </table:table-cell>
          <table:table-cell office:value-type="string" calcext:value-type="string">
            <text:p>fresh.macs2.l_2000.t_0.01.bed</text:p>
          </table:table-cell>
          <table:table-cell office:value-type="float" office:value="42496794" calcext:value-type="float">
            <text:p>42496794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8019393" calcext:value-type="float">
            <text:p>18019393</text:p>
          </table:table-cell>
          <table:table-cell office:value-type="float" office:value="1925136" calcext:value-type="float">
            <text:p>1925136</text:p>
          </table:table-cell>
          <table:table-cell table:formula="of:=[.H76]-[.K76]" office:value-type="float" office:value="35807374" calcext:value-type="float">
            <text:p>35807374</text:p>
          </table:table-cell>
          <table:table-cell table:formula="of:=[.K76]/[.I76]" office:value-type="float" office:value="0.241561342003326" calcext:value-type="float">
            <text:p>0.241561342</text:p>
          </table:table-cell>
          <table:table-cell table:formula="of:=[.K76]/[.H76]" office:value-type="float" office:value="0.36816850023875" calcext:value-type="float">
            <text:p>0.3681685002</text:p>
          </table:table-cell>
          <table:table-cell table:formula="of:=(1+0.5*0.5)*([.N70]*[.O70]/(0.5*0.5*[.O70]+[.N70]))" office:value-type="float" office:value="0.333237232904063" calcext:value-type="float">
            <text:p>0.3332372329</text:p>
          </table:table-cell>
          <table:table-cell table:formula="of:=[.K76]/([.K76]+[.L76])" office:value-type="float" office:value="0.857508881896565" calcext:value-type="float">
            <text:p>0.8575088819</text:p>
          </table:table-cell>
          <table:table-cell table:formula="of:=[.K76]/[.H76]" office:value-type="float" office:value="0.36816850023875" calcext:value-type="float">
            <text:p>0.3681685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2000.thresh_0.02</text:p>
          </table:table-cell>
          <table:table-cell office:value-type="float" office:value="45366719" calcext:value-type="float">
            <text:p>45366719</text:p>
          </table:table-cell>
          <table:table-cell office:value-type="float" office:value="64156315" calcext:value-type="float">
            <text:p>64156315</text:p>
          </table:table-cell>
          <table:table-cell office:value-type="float" office:value="74473884" calcext:value-type="float">
            <text:p>74473884</text:p>
          </table:table-cell>
          <table:table-cell office:value-type="float" office:value="66694097" calcext:value-type="float">
            <text:p>66694097</text:p>
          </table:table-cell>
          <table:table-cell table:formula="of:=100*[.B71]/(AVERAGE([.C71:.E71]))" office:value-type="float" office:value="66.2854614146589" calcext:value-type="float">
            <text:p>66.2854614147</text:p>
          </table:table-cell>
          <table:table-cell office:value-type="string" calcext:value-type="string">
            <text:p>fresh.macs2.l_2000.t_0.02.bed</text:p>
          </table:table-cell>
          <table:table-cell office:value-type="float" office:value="45366719" calcext:value-type="float">
            <text:p>45366719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8719045" calcext:value-type="float">
            <text:p>18719045</text:p>
          </table:table-cell>
          <table:table-cell office:value-type="float" office:value="2193093" calcext:value-type="float">
            <text:p>2193093</text:p>
          </table:table-cell>
          <table:table-cell table:formula="of:=[.H77]-[.K77]" office:value-type="float" office:value="51499048" calcext:value-type="float">
            <text:p>51499048</text:p>
          </table:table-cell>
          <table:table-cell table:formula="of:=[.K77]/[.I77]" office:value-type="float" office:value="0.264008723588449" calcext:value-type="float">
            <text:p>0.2640087236</text:p>
          </table:table-cell>
          <table:table-cell table:formula="of:=[.K77]/[.H77]" office:value-type="float" office:value="0.30690415359697" calcext:value-type="float">
            <text:p>0.3069041536</text:p>
          </table:table-cell>
          <table:table-cell table:formula="of:=(1+0.5*0.5)*([.N71]*[.O71]/(0.5*0.5*[.O71]+[.N71]))" office:value-type="float" office:value="0.297245038129013" calcext:value-type="float">
            <text:p>0.2972450381</text:p>
          </table:table-cell>
          <table:table-cell table:formula="of:=[.K77]/([.K77]+[.L77])" office:value-type="float" office:value="0.787014181586736" calcext:value-type="float">
            <text:p>0.7870141816</text:p>
          </table:table-cell>
          <table:table-cell table:formula="of:=[.K77]/[.H77]" office:value-type="float" office:value="0.30690415359697" calcext:value-type="float">
            <text:p>0.3069041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2000.thresh_0.03</text:p>
          </table:table-cell>
          <table:table-cell office:value-type="float" office:value="47190696" calcext:value-type="float">
            <text:p>47190696</text:p>
          </table:table-cell>
          <table:table-cell office:value-type="float" office:value="73623433" calcext:value-type="float">
            <text:p>73623433</text:p>
          </table:table-cell>
          <table:table-cell office:value-type="float" office:value="74473884" calcext:value-type="float">
            <text:p>74473884</text:p>
          </table:table-cell>
          <table:table-cell office:value-type="float" office:value="66694097" calcext:value-type="float">
            <text:p>66694097</text:p>
          </table:table-cell>
          <table:table-cell table:formula="of:=100*[.B72]/(AVERAGE([.C72:.E72]))" office:value-type="float" office:value="65.9114279121045" calcext:value-type="float">
            <text:p>65.9114279121</text:p>
          </table:table-cell>
          <table:table-cell office:value-type="string" calcext:value-type="string">
            <text:p>fresh.macs2.l_2000.t_0.03.bed</text:p>
          </table:table-cell>
          <table:table-cell office:value-type="float" office:value="47190696" calcext:value-type="float">
            <text:p>47190696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9101461" calcext:value-type="float">
            <text:p>19101461</text:p>
          </table:table-cell>
          <table:table-cell office:value-type="float" office:value="2383037" calcext:value-type="float">
            <text:p>2383037</text:p>
          </table:table-cell>
          <table:table-cell table:formula="of:=[.H72]-[.K72]" office:value-type="float" office:value="28089235" calcext:value-type="float">
            <text:p>28089235</text:p>
          </table:table-cell>
          <table:table-cell table:formula="of:=[.K72]/[.I72]" office:value-type="float" office:value="0.221144525487006" calcext:value-type="float">
            <text:p>0.2211445255</text:p>
          </table:table-cell>
          <table:table-cell table:formula="of:=[.K72]/[.H72]" office:value-type="float" office:value="0.404771758399156" calcext:value-type="float">
            <text:p>0.4047717584</text:p>
          </table:table-cell>
          <table:table-cell table:formula="of:=(1+0.5*0.5)*([.N72]*[.O72]/(0.5*0.5*[.O72]+[.N72]))" office:value-type="float" office:value="0.347124784337509" calcext:value-type="float">
            <text:p>0.3471247843</text:p>
          </table:table-cell>
          <table:table-cell table:formula="of:=[.K72]/([.K72]+[.L72])" office:value-type="float" office:value="0.88908109465718" calcext:value-type="float">
            <text:p>0.8890810947</text:p>
          </table:table-cell>
          <table:table-cell table:formula="of:=[.K72]/[.H72]" office:value-type="float" office:value="0.404771758399156" calcext:value-type="float">
            <text:p>0.4047717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2000.thresh_0.05</text:p>
          </table:table-cell>
          <table:table-cell office:value-type="float" office:value="50501859" calcext:value-type="float">
            <text:p>50501859</text:p>
          </table:table-cell>
          <table:table-cell office:value-type="float" office:value="73623433" calcext:value-type="float">
            <text:p>73623433</text:p>
          </table:table-cell>
          <table:table-cell office:value-type="float" office:value="86312550" calcext:value-type="float">
            <text:p>86312550</text:p>
          </table:table-cell>
          <table:table-cell office:value-type="float" office:value="77285597" calcext:value-type="float">
            <text:p>77285597</text:p>
          </table:table-cell>
          <table:table-cell table:formula="of:=100*[.B73]/(AVERAGE([.C73:.E73]))" office:value-type="float" office:value="63.8666924821932" calcext:value-type="float">
            <text:p>63.8666924822</text:p>
          </table:table-cell>
          <table:table-cell office:value-type="string" calcext:value-type="string">
            <text:p>fresh.macs2.l_2000.t_0.05.bed</text:p>
          </table:table-cell>
          <table:table-cell office:value-type="float" office:value="50501859" calcext:value-type="float">
            <text:p>50501859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9754613" calcext:value-type="float">
            <text:p>19754613</text:p>
          </table:table-cell>
          <table:table-cell office:value-type="float" office:value="2740414" calcext:value-type="float">
            <text:p>2740414</text:p>
          </table:table-cell>
          <table:table-cell table:formula="of:=[.H73]-[.K73]" office:value-type="float" office:value="30747246" calcext:value-type="float">
            <text:p>30747246</text:p>
          </table:table-cell>
          <table:table-cell table:formula="of:=[.K73]/[.I73]" office:value-type="float" office:value="0.228706302521281" calcext:value-type="float">
            <text:p>0.2287063025</text:p>
          </table:table-cell>
          <table:table-cell table:formula="of:=[.K73]/[.H73]" office:value-type="float" office:value="0.39116605588717" calcext:value-type="float">
            <text:p>0.3911660559</text:p>
          </table:table-cell>
          <table:table-cell table:formula="of:=(1+0.5*0.5)*([.N73]*[.O73]/(0.5*0.5*[.O73]+[.N73]))" office:value-type="float" office:value="0.34250666388333" calcext:value-type="float">
            <text:p>0.3425066639</text:p>
          </table:table-cell>
          <table:table-cell table:formula="of:=[.K73]/([.K73]+[.L73])" office:value-type="float" office:value="0.878176896609193" calcext:value-type="float">
            <text:p>0.8781768966</text:p>
          </table:table-cell>
          <table:table-cell table:formula="of:=[.K73]/[.H73]" office:value-type="float" office:value="0.39116605588717" calcext:value-type="float">
            <text:p>0.3911660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2000.thresh_0.07</text:p>
          </table:table-cell>
          <table:table-cell office:value-type="float" office:value="52565591" calcext:value-type="float">
            <text:p>52565591</text:p>
          </table:table-cell>
          <table:table-cell office:value-type="float" office:value="86254433" calcext:value-type="float">
            <text:p>86254433</text:p>
          </table:table-cell>
          <table:table-cell office:value-type="float" office:value="86312550" calcext:value-type="float">
            <text:p>86312550</text:p>
          </table:table-cell>
          <table:table-cell office:value-type="float" office:value="77285597" calcext:value-type="float">
            <text:p>77285597</text:p>
          </table:table-cell>
          <table:table-cell table:formula="of:=100*[.B74]/(AVERAGE([.C74:.E74]))" office:value-type="float" office:value="63.1159274000693" calcext:value-type="float">
            <text:p>63.1159274001</text:p>
          </table:table-cell>
          <table:table-cell office:value-type="string" calcext:value-type="string">
            <text:p>fresh.macs2.l_2000.t_0.07.bed</text:p>
          </table:table-cell>
          <table:table-cell office:value-type="float" office:value="52565591" calcext:value-type="float">
            <text:p>52565591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0168535" calcext:value-type="float">
            <text:p>20168535</text:p>
          </table:table-cell>
          <table:table-cell office:value-type="float" office:value="3003366" calcext:value-type="float">
            <text:p>3003366</text:p>
          </table:table-cell>
          <table:table-cell table:formula="of:=[.H74]-[.K74]" office:value-type="float" office:value="32397056" calcext:value-type="float">
            <text:p>32397056</text:p>
          </table:table-cell>
          <table:table-cell table:formula="of:=[.K74]/[.I74]" office:value-type="float" office:value="0.233498427284859" calcext:value-type="float">
            <text:p>0.2334984273</text:p>
          </table:table-cell>
          <table:table-cell table:formula="of:=[.K74]/[.H74]" office:value-type="float" office:value="0.383683215889269" calcext:value-type="float">
            <text:p>0.3836832159</text:p>
          </table:table-cell>
          <table:table-cell table:formula="of:=(1+0.5*0.5)*([.N74]*[.O74]/(0.5*0.5*[.O74]+[.N74]))" office:value-type="float" office:value="0.339952175620703" calcext:value-type="float">
            <text:p>0.3399521756</text:p>
          </table:table-cell>
          <table:table-cell table:formula="of:=[.K74]/([.K74]+[.L74])" office:value-type="float" office:value="0.870387587103881" calcext:value-type="float">
            <text:p>0.8703875871</text:p>
          </table:table-cell>
          <table:table-cell table:formula="of:=[.K74]/[.H74]" office:value-type="float" office:value="0.383683215889269" calcext:value-type="float">
            <text:p>0.3836832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2000.thresh_0.09</text:p>
          </table:table-cell>
          <table:table-cell office:value-type="float" office:value="52565591" calcext:value-type="float">
            <text:p>52565591</text:p>
          </table:table-cell>
          <table:table-cell office:value-type="float" office:value="86254433" calcext:value-type="float">
            <text:p>86254433</text:p>
          </table:table-cell>
          <table:table-cell office:value-type="float" office:value="86312550" calcext:value-type="float">
            <text:p>86312550</text:p>
          </table:table-cell>
          <table:table-cell office:value-type="float" office:value="77285597" calcext:value-type="float">
            <text:p>77285597</text:p>
          </table:table-cell>
          <table:table-cell table:formula="of:=100*[.B75]/(AVERAGE([.C75:.E75]))" office:value-type="float" office:value="63.1159274000693" calcext:value-type="float">
            <text:p>63.1159274001</text:p>
          </table:table-cell>
          <table:table-cell office:value-type="string" calcext:value-type="string">
            <text:p>fresh.macs2.l_2000.t_0.09.bed</text:p>
          </table:table-cell>
          <table:table-cell office:value-type="float" office:value="52565591" calcext:value-type="float">
            <text:p>52565591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0168535" calcext:value-type="float">
            <text:p>20168535</text:p>
          </table:table-cell>
          <table:table-cell office:value-type="float" office:value="3003366" calcext:value-type="float">
            <text:p>3003366</text:p>
          </table:table-cell>
          <table:table-cell table:formula="of:=[.H75]-[.K75]" office:value-type="float" office:value="32397056" calcext:value-type="float">
            <text:p>32397056</text:p>
          </table:table-cell>
          <table:table-cell table:formula="of:=[.K75]/[.I75]" office:value-type="float" office:value="0.233498427284859" calcext:value-type="float">
            <text:p>0.2334984273</text:p>
          </table:table-cell>
          <table:table-cell table:formula="of:=[.K75]/[.H75]" office:value-type="float" office:value="0.383683215889269" calcext:value-type="float">
            <text:p>0.3836832159</text:p>
          </table:table-cell>
          <table:table-cell table:formula="of:=(1+0.5*0.5)*([.N75]*[.O75]/(0.5*0.5*[.O75]+[.N75]))" office:value-type="float" office:value="0.339952175620703" calcext:value-type="float">
            <text:p>0.3399521756</text:p>
          </table:table-cell>
          <table:table-cell table:formula="of:=[.K75]/([.K75]+[.L75])" office:value-type="float" office:value="0.870387587103881" calcext:value-type="float">
            <text:p>0.8703875871</text:p>
          </table:table-cell>
          <table:table-cell table:formula="of:=[.K75]/[.H75]" office:value-type="float" office:value="0.383683215889269" calcext:value-type="float">
            <text:p>0.3836832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2000.thresh_0.1</text:p>
          </table:table-cell>
          <table:table-cell office:value-type="float" office:value="56672347" calcext:value-type="float">
            <text:p>56672347</text:p>
          </table:table-cell>
          <table:table-cell office:value-type="float" office:value="86254433" calcext:value-type="float">
            <text:p>86254433</text:p>
          </table:table-cell>
          <table:table-cell office:value-type="float" office:value="102449048" calcext:value-type="float">
            <text:p>102449048</text:p>
          </table:table-cell>
          <table:table-cell office:value-type="float" office:value="92343888" calcext:value-type="float">
            <text:p>92343888</text:p>
          </table:table-cell>
          <table:table-cell table:formula="of:=100*[.B76]/(AVERAGE([.C76:.E76]))" office:value-type="float" office:value="60.4940873863865" calcext:value-type="float">
            <text:p>60.4940873864</text:p>
          </table:table-cell>
          <table:table-cell office:value-type="string" calcext:value-type="string">
            <text:p>fresh.macs2.l_2000.t_0.1.bed</text:p>
          </table:table-cell>
          <table:table-cell office:value-type="float" office:value="56672347" calcext:value-type="float">
            <text:p>56672347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0864973" calcext:value-type="float">
            <text:p>20864973</text:p>
          </table:table-cell>
          <table:table-cell office:value-type="float" office:value="3467105" calcext:value-type="float">
            <text:p>3467105</text:p>
          </table:table-cell>
          <table:table-cell table:formula="of:=[.H76]-[.K76]" office:value-type="float" office:value="35807374" calcext:value-type="float">
            <text:p>35807374</text:p>
          </table:table-cell>
          <table:table-cell table:formula="of:=[.K76]/[.I76]" office:value-type="float" office:value="0.241561342003326" calcext:value-type="float">
            <text:p>0.241561342</text:p>
          </table:table-cell>
          <table:table-cell table:formula="of:=[.K76]/[.H76]" office:value-type="float" office:value="0.36816850023875" calcext:value-type="float">
            <text:p>0.3681685002</text:p>
          </table:table-cell>
          <table:table-cell table:formula="of:=(1+0.5*0.5)*([.N76]*[.O76]/(0.5*0.5*[.O76]+[.N76]))" office:value-type="float" office:value="0.333237232904063" calcext:value-type="float">
            <text:p>0.3332372329</text:p>
          </table:table-cell>
          <table:table-cell table:formula="of:=[.K76]/([.K76]+[.L76])" office:value-type="float" office:value="0.857508881896565" calcext:value-type="float">
            <text:p>0.8575088819</text:p>
          </table:table-cell>
          <table:table-cell table:formula="of:=[.K76]/[.H76]" office:value-type="float" office:value="0.36816850023875" calcext:value-type="float">
            <text:p>0.3681685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_2000.thresh_0.5</text:p>
          </table:table-cell>
          <table:table-cell office:value-type="float" office:value="74302924" calcext:value-type="float">
            <text:p>74302924</text:p>
          </table:table-cell>
          <table:table-cell office:value-type="float" office:value="132206626" calcext:value-type="float">
            <text:p>132206626</text:p>
          </table:table-cell>
          <table:table-cell office:value-type="float" office:value="163495383" calcext:value-type="float">
            <text:p>163495383</text:p>
          </table:table-cell>
          <table:table-cell office:value-type="float" office:value="154085319" calcext:value-type="float">
            <text:p>154085319</text:p>
          </table:table-cell>
          <table:table-cell table:formula="of:=100*[.B77]/(AVERAGE([.C77:.E77]))" office:value-type="float" office:value="49.5587043305942" calcext:value-type="float">
            <text:p>49.5587043306</text:p>
          </table:table-cell>
          <table:table-cell office:value-type="string" calcext:value-type="string">
            <text:p>fresh.macs2.l_2000.t_0.5.bed</text:p>
          </table:table-cell>
          <table:table-cell office:value-type="float" office:value="74302924" calcext:value-type="float">
            <text:p>74302924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2803876" calcext:value-type="float">
            <text:p>22803876</text:p>
          </table:table-cell>
          <table:table-cell office:value-type="float" office:value="6171302" calcext:value-type="float">
            <text:p>6171302</text:p>
          </table:table-cell>
          <table:table-cell table:formula="of:=[.H77]-[.K77]" office:value-type="float" office:value="51499048" calcext:value-type="float">
            <text:p>51499048</text:p>
          </table:table-cell>
          <table:table-cell table:formula="of:=[.K77]/[.I77]" office:value-type="float" office:value="0.264008723588449" calcext:value-type="float">
            <text:p>0.2640087236</text:p>
          </table:table-cell>
          <table:table-cell table:formula="of:=[.K77]/[.H77]" office:value-type="float" office:value="0.30690415359697" calcext:value-type="float">
            <text:p>0.3069041536</text:p>
          </table:table-cell>
          <table:table-cell table:formula="of:=(1+0.5*0.5)*([.N77]*[.O77]/(0.5*0.5*[.O77]+[.N77]))" office:value-type="float" office:value="0.297245038129013" calcext:value-type="float">
            <text:p>0.2972450381</text:p>
          </table:table-cell>
          <table:table-cell table:formula="of:=[.K77]/([.K77]+[.L77])" office:value-type="float" office:value="0.787014181586736" calcext:value-type="float">
            <text:p>0.7870141816</text:p>
          </table:table-cell>
          <table:table-cell table:formula="of:=[.K77]/[.H77]" office:value-type="float" office:value="0.30690415359697" calcext:value-type="float">
            <text:p>0.3069041536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R77">
          <table:sort>
            <table:sort-by table:field-number="1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 style:data-style-name="N2" text:time-value="14:48:55.2891195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4T10:12:46.616246428</meta:creation-date>
    <dc:date>2016-06-24T14:52:04.504260738</dc:date>
    <meta:editing-duration>PT3H51M31S</meta:editing-duration>
    <meta:editing-cycles>10</meta:editing-cycles>
    <meta:generator>LibreOffice/4.2.8.2$Linux_X86_64 LibreOffice_project/420m0$Build-2</meta:generator>
    <meta:document-statistic meta:table-count="1" meta:cell-count="1277" meta:object-count="0"/>
  </office:meta>
</office:document-meta>
</file>